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style:font-size-asian="18pt" style:font-size-complex="18pt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220e86" officeooo:paragraph-rsid="001d30f7" style:font-size-asian="18pt" style:font-size-complex="18pt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2e7b2a" officeooo:paragraph-rsid="00348a2f" style:font-size-asian="18pt" style:font-size-complex="18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399388" officeooo:paragraph-rsid="00399388" style:font-size-asian="18pt" style:font-size-complex="18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399388" officeooo:paragraph-rsid="003b362f" style:font-size-asian="18pt" style:font-size-complex="18pt"/>
    </style:style>
    <style:style style:name="P7" style:family="paragraph" style:parent-style-name="Standard">
      <style:paragraph-properties style:writing-mode="lr-tb"/>
      <style:text-properties style:font-name="Times New Roman" fo:font-size="18pt" fo:language="en" fo:country="US" officeooo:rsid="00399388" officeooo:paragraph-rsid="00399388" style:font-size-asian="18pt" style:font-size-complex="18pt"/>
    </style:style>
    <style:style style:name="P8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3b362f" officeooo:paragraph-rsid="003b362f" style:font-size-asian="18pt" style:font-size-complex="18pt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3da8b5" officeooo:paragraph-rsid="003da8b5" style:font-size-asian="18pt" style:font-size-complex="18pt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86d083" officeooo:paragraph-rsid="003b362f" style:font-size-asian="18pt" style:font-size-complex="18pt"/>
    </style:style>
    <style:style style:name="P11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8pt" fo:language="en" fo:country="US" officeooo:rsid="0086d083" officeooo:paragraph-rsid="003b362f" style:font-size-asian="18pt" style:font-size-complex="18pt"/>
    </style:style>
    <style:style style:name="P12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8pt" fo:language="en" fo:country="US" officeooo:rsid="0086d083" officeooo:paragraph-rsid="003e49ee" style:font-size-asian="18pt" style:font-size-complex="18pt"/>
    </style:style>
    <style:style style:name="P13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8pt" fo:language="en" fo:country="US" officeooo:rsid="0086d083" officeooo:paragraph-rsid="0040315f" style:font-size-asian="18pt" style:font-size-complex="18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Times New Roman" fo:font-size="18pt" fo:language="en" fo:country="US" officeooo:rsid="0019a440" style:font-size-asian="18pt" style:font-size-complex="18pt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fo:font-size="18pt" fo:language="ru" fo:country="RU" officeooo:paragraph-rsid="00220e86" style:font-size-asian="18pt" style:font-size-complex="18pt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Times New Roman" fo:font-size="18pt" fo:language="ru" fo:country="RU" style:font-size-asian="18pt" style:font-size-complex="18pt"/>
    </style:style>
    <style:style style:name="P17" style:family="paragraph" style:parent-style-name="Standard">
      <style:paragraph-properties fo:text-align="start" style:justify-single-word="false" style:writing-mode="lr-tb"/>
      <style:text-properties style:font-name="Times New Roman" fo:font-size="18pt" fo:language="ru" fo:country="RU" officeooo:rsid="0022cf51" style:font-size-asian="18pt" style:font-size-complex="18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" fo:font-size="18pt" fo:language="ru" fo:country="RU" officeooo:rsid="00399388" officeooo:paragraph-rsid="00399388" style:font-size-asian="18pt" style:font-size-complex="18pt"/>
    </style:style>
    <style:style style:name="P19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8pt" fo:language="ru" fo:country="RU" officeooo:rsid="00399388" officeooo:paragraph-rsid="003b362f" style:font-size-asian="18pt" style:font-size-complex="18pt"/>
    </style:style>
    <style:style style:name="P20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8pt" fo:language="ru" fo:country="RU" officeooo:rsid="003b362f" officeooo:paragraph-rsid="003b362f" style:font-size-asian="18pt" style:font-size-complex="18pt"/>
    </style:style>
    <style:style style:name="P21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8pt" fo:language="ru" fo:country="RU" officeooo:rsid="003b362f" officeooo:paragraph-rsid="003e49ee" style:font-size-asian="18pt" style:font-size-complex="18pt"/>
    </style:style>
    <style:style style:name="P22" style:family="paragraph" style:parent-style-name="Standard">
      <style:paragraph-properties fo:line-height="100%" fo:text-align="start" style:justify-single-word="false" style:writing-mode="lr-tb"/>
      <style:text-properties style:font-name="Times New Roman" fo:font-size="18pt" fo:language="ru" fo:country="RU" officeooo:rsid="003b362f" officeooo:paragraph-rsid="0040315f" style:font-size-asian="18pt" style:font-size-complex="18pt"/>
    </style:style>
    <style:style style:name="P23" style:family="paragraph" style:parent-style-name="Standard">
      <style:paragraph-properties fo:text-align="start" style:justify-single-word="false" style:writing-mode="lr-tb"/>
      <style:text-properties style:font-name="Times New Roman" fo:font-size="18pt" fo:language="ru" fo:country="RU" officeooo:rsid="003c34a9" officeooo:paragraph-rsid="003c34a9" style:font-size-asian="18pt" style:font-size-complex="18pt"/>
    </style:style>
    <style:style style:name="P24" style:family="paragraph" style:parent-style-name="Standard">
      <style:paragraph-properties fo:text-align="start" style:justify-single-word="false" style:writing-mode="lr-tb"/>
      <style:text-properties style:font-name="Times New Roman" fo:font-size="18pt" fo:language="ru" fo:country="RU" officeooo:rsid="0037f3a2" officeooo:paragraph-rsid="0037f3a2" style:font-size-asian="18pt" style:font-size-complex="18pt"/>
    </style:style>
    <style:style style:name="P25" style:family="paragraph" style:parent-style-name="Standard">
      <style:paragraph-properties fo:text-align="start" style:justify-single-word="false" style:writing-mode="lr-tb"/>
      <style:text-properties style:font-name="Times New Roman" fo:font-size="18pt" fo:language="ru" fo:country="RU" officeooo:rsid="0037f3a2" officeooo:paragraph-rsid="00399388" style:font-size-asian="18pt" style:font-size-complex="18pt"/>
    </style:style>
    <style:style style:name="P26" style:family="paragraph" style:parent-style-name="Standard">
      <style:paragraph-properties style:writing-mode="lr-tb"/>
      <style:text-properties style:font-name="Times New Roman" fo:font-size="18pt" fo:language="ru" fo:country="RU" officeooo:paragraph-rsid="00463559" style:font-size-asian="18pt" style:font-size-complex="18pt"/>
    </style:style>
    <style:style style:name="P27" style:family="paragraph" style:parent-style-name="Standard">
      <style:paragraph-properties fo:text-align="start" style:justify-single-word="false" style:writing-mode="lr-tb"/>
      <style:text-properties style:font-name="Times New Roman" fo:font-size="14pt" style:font-size-asian="14pt" style:font-size-complex="14pt"/>
    </style:style>
    <style:style style:name="P28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23dad9" style:font-size-asian="14pt" style:font-size-complex="14pt"/>
    </style:style>
    <style:style style:name="P29" style:family="paragraph" style:parent-style-name="Standard">
      <style:paragraph-properties fo:text-align="center" style:justify-single-word="false" style:writing-mode="lr-tb"/>
      <style:text-properties style:font-name="Times New Roman" fo:font-size="14pt" style:font-size-asian="14pt" style:font-size-complex="14pt"/>
    </style:style>
    <style:style style:name="P30" style:family="paragraph" style:parent-style-name="Standard">
      <style:paragraph-properties fo:text-align="center" style:justify-single-word="false" style:writing-mode="lr-tb"/>
      <style:text-properties style:font-name="Times New Roman" fo:font-size="14pt" fo:language="en" fo:country="US" officeooo:rsid="00220e86" officeooo:paragraph-rsid="00399388" style:font-size-asian="14pt" style:font-size-complex="14pt"/>
    </style:style>
    <style:style style:name="P31" style:family="paragraph" style:parent-style-name="Standard">
      <style:paragraph-properties fo:text-align="start" style:justify-single-word="false" style:writing-mode="lr-tb"/>
    </style:style>
    <style:style style:name="P32" style:family="paragraph" style:parent-style-name="Standard">
      <style:paragraph-properties fo:text-align="start" style:justify-single-word="false" style:writing-mode="lr-tb"/>
      <style:text-properties officeooo:paragraph-rsid="00220e86"/>
    </style:style>
    <style:style style:name="P33" style:family="paragraph" style:parent-style-name="Standard">
      <style:paragraph-properties fo:text-align="start" style:justify-single-word="false" style:writing-mode="lr-tb"/>
      <style:text-properties officeooo:paragraph-rsid="002e7b2a"/>
    </style:style>
    <style:style style:name="P34" style:family="paragraph" style:parent-style-name="Standard">
      <style:paragraph-properties fo:text-align="start" style:justify-single-word="false" style:writing-mode="lr-tb"/>
      <style:text-properties officeooo:paragraph-rsid="00399388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8pt" fo:language="en" fo:country="US" style:font-size-asian="18pt" style:font-size-complex="18pt"/>
    </style:style>
    <style:style style:name="P36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b362f" officeooo:paragraph-rsid="003da8b5" style:font-size-asian="18pt" style:font-size-complex="18pt"/>
    </style:style>
    <style:style style:name="P37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b362f" officeooo:paragraph-rsid="003e49ee" style:font-size-asian="18pt" style:font-size-complex="18pt"/>
    </style:style>
    <style:style style:name="P38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b362f" officeooo:paragraph-rsid="0040315f" style:font-size-asian="18pt" style:font-size-complex="18pt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8pt" fo:language="en" fo:country="US" officeooo:rsid="0086d083" officeooo:paragraph-rsid="002e7b2a" style:font-size-asian="18pt" style:font-size-complex="18pt"/>
    </style:style>
    <style:style style:name="P40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86d083" officeooo:paragraph-rsid="003b362f" style:font-size-asian="18pt" style:font-size-complex="18pt"/>
    </style:style>
    <style:style style:name="P41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86d083" officeooo:paragraph-rsid="003c34a9" style:font-size-asian="18pt" style:font-size-complex="18pt"/>
    </style:style>
    <style:style style:name="P42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86d083" officeooo:paragraph-rsid="003e49ee" style:font-size-asian="18pt" style:font-size-complex="18pt"/>
    </style:style>
    <style:style style:name="P43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86d083" officeooo:paragraph-rsid="00406545" style:font-size-asian="18pt" style:font-size-complex="18pt"/>
    </style:style>
    <style:style style:name="P44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c34a9" officeooo:paragraph-rsid="003da8b5" style:font-size-asian="18pt" style:font-size-complex="18pt"/>
    </style:style>
    <style:style style:name="P45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c34a9" officeooo:paragraph-rsid="003e49ee" style:font-size-asian="18pt" style:font-size-complex="18pt"/>
    </style:style>
    <style:style style:name="P46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c34a9" officeooo:paragraph-rsid="0040315f" style:font-size-asian="18pt" style:font-size-complex="18pt"/>
    </style:style>
    <style:style style:name="P47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da8b5" officeooo:paragraph-rsid="003da8b5" style:font-size-asian="18pt" style:font-size-complex="18pt"/>
    </style:style>
    <style:style style:name="P48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da8b5" officeooo:paragraph-rsid="003e49ee" style:font-size-asian="18pt" style:font-size-complex="18pt"/>
    </style:style>
    <style:style style:name="P49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3da8b5" officeooo:paragraph-rsid="0040315f" style:font-size-asian="18pt" style:font-size-complex="18pt"/>
    </style:style>
    <style:style style:name="P50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40315f" officeooo:paragraph-rsid="0040315f" style:font-size-asian="18pt" style:font-size-complex="18pt"/>
    </style:style>
    <style:style style:name="P51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officeooo:rsid="0040315f" officeooo:paragraph-rsid="00403e38" style:font-size-asian="18pt" style:font-size-complex="18pt"/>
    </style:style>
    <style:style style:name="P52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fo:font-weight="bold" officeooo:rsid="003b362f" officeooo:paragraph-rsid="0040315f" style:font-size-asian="18pt" style:font-weight-asian="bold" style:font-size-complex="18pt" style:font-weight-complex="bold"/>
    </style:style>
    <style:style style:name="P53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fo:font-weight="bold" officeooo:rsid="003b362f" officeooo:paragraph-rsid="00406545" style:font-size-asian="18pt" style:font-weight-asian="bold" style:font-size-complex="18pt" style:font-weight-complex="bold"/>
    </style:style>
    <style:style style:name="P54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fo:font-weight="bold" officeooo:rsid="0086d083" officeooo:paragraph-rsid="0040315f" style:font-size-asian="18pt" style:font-weight-asian="bold" style:font-size-complex="18pt" style:font-weight-complex="bold"/>
    </style:style>
    <style:style style:name="P55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fo:font-weight="bold" officeooo:rsid="0086d083" officeooo:paragraph-rsid="00406545" style:font-size-asian="18pt" style:font-weight-asian="bold" style:font-size-complex="18pt" style:font-weight-complex="bold"/>
    </style:style>
    <style:style style:name="P56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en" fo:country="US" fo:font-weight="bold" officeooo:rsid="003c34a9" officeooo:paragraph-rsid="00406545" style:font-size-asian="18pt" style:font-weight-asian="bold" style:font-size-complex="18pt" style:font-weight-complex="bold"/>
    </style:style>
    <style:style style:name="P57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c34a9" officeooo:paragraph-rsid="003c34a9" style:font-size-asian="18pt" style:font-size-complex="18pt"/>
    </style:style>
    <style:style style:name="P58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c34a9" officeooo:paragraph-rsid="003da8b5" style:font-size-asian="18pt" style:font-size-complex="18pt"/>
    </style:style>
    <style:style style:name="P59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c34a9" officeooo:paragraph-rsid="003e49ee" style:font-size-asian="18pt" style:font-size-complex="18pt"/>
    </style:style>
    <style:style style:name="P60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b362f" officeooo:paragraph-rsid="003da8b5" style:font-size-asian="18pt" style:font-size-complex="18pt"/>
    </style:style>
    <style:style style:name="P61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b362f" officeooo:paragraph-rsid="003e49ee" style:font-size-asian="18pt" style:font-size-complex="18pt"/>
    </style:style>
    <style:style style:name="P62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b362f" officeooo:paragraph-rsid="00406545" style:font-size-asian="18pt" style:font-size-complex="18pt"/>
    </style:style>
    <style:style style:name="P63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e49ee" officeooo:paragraph-rsid="003e49ee" style:font-size-asian="18pt" style:font-size-complex="18pt"/>
    </style:style>
    <style:style style:name="P64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99388" officeooo:paragraph-rsid="003e49ee" style:font-size-asian="18pt" style:font-size-complex="18pt"/>
    </style:style>
    <style:style style:name="P65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officeooo:rsid="00399388" officeooo:paragraph-rsid="0040315f" style:font-size-asian="18pt" style:font-size-complex="18pt"/>
    </style:style>
    <style:style style:name="P66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fo:font-weight="bold" officeooo:rsid="0040315f" officeooo:paragraph-rsid="0040315f" style:font-size-asian="18pt" style:font-weight-asian="bold" style:font-size-complex="18pt" style:font-weight-complex="bold"/>
    </style:style>
    <style:style style:name="P67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fo:font-weight="bold" officeooo:rsid="0040315f" officeooo:paragraph-rsid="00406545" style:font-size-asian="18pt" style:font-weight-asian="bold" style:font-size-complex="18pt" style:font-weight-complex="bold"/>
    </style:style>
    <style:style style:name="P68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fo:font-weight="bold" officeooo:rsid="003e49ee" officeooo:paragraph-rsid="00406545" style:font-size-asian="18pt" style:font-weight-asian="bold" style:font-size-complex="18pt" style:font-weight-complex="bold"/>
    </style:style>
    <style:style style:name="P69" style:family="paragraph" style:parent-style-name="Standard">
      <style:paragraph-properties fo:line-height="100%" fo:text-align="start" style:justify-single-word="false" style:writing-mode="lr-tb"/>
      <style:text-properties fo:color="#000000" loext:opacity="100%" style:font-name="Times New Roman" fo:font-size="18pt" fo:language="ru" fo:country="RU" fo:font-weight="bold" officeooo:rsid="003c34a9" officeooo:paragraph-rsid="0040315f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style:font-size-asian="14pt" style:font-size-complex="14pt"/>
    </style:style>
    <style:style style:name="P71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officeooo:paragraph-rsid="0023dad9" style:font-size-asian="14pt" style:font-size-complex="14pt"/>
    </style:style>
    <style:style style:name="P72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officeooo:rsid="0022cf51" officeooo:paragraph-rsid="0022cf51" style:font-size-asian="14pt" style:font-size-complex="14pt"/>
    </style:style>
    <style:style style:name="P73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fo:language="en" fo:country="US" style:font-size-asian="14pt" style:font-size-complex="14pt"/>
    </style:style>
    <style:style style:name="P74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fo:language="en" fo:country="US" officeooo:paragraph-rsid="0023dad9" style:font-size-asian="14pt" style:font-size-complex="14pt"/>
    </style:style>
    <style:style style:name="P75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fo:language="ru" fo:country="RU" officeooo:paragraph-rsid="00220e86" style:font-size-asian="14pt" style:font-size-complex="14pt"/>
    </style:style>
    <style:style style:name="P76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fo:language="ru" fo:country="RU" officeooo:rsid="0022cf51" officeooo:paragraph-rsid="0022cf51" style:font-size-asian="14pt" style:font-size-complex="14pt"/>
    </style:style>
    <style:style style:name="P77" style:family="paragraph" style:parent-style-name="Standard">
      <style:paragraph-properties fo:text-align="start" style:justify-single-word="false" style:writing-mode="lr-tb"/>
      <style:text-properties fo:color="#000000" loext:opacity="100%" style:font-name="Times New Roman" fo:font-size="14pt" fo:language="ru" fo:country="RU" officeooo:rsid="002418f5" officeooo:paragraph-rsid="002418f5" style:font-size-asian="14pt" style:font-size-complex="14pt"/>
    </style:style>
    <style:style style:name="P78" style:family="paragraph" style:parent-style-name="Standard">
      <style:paragraph-properties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99388" officeooo:paragraph-rsid="00399388" style:font-size-asian="18pt" style:font-style-asian="normal" style:font-weight-asian="normal" style:font-size-complex="18pt"/>
    </style:style>
    <style:style style:name="P79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b362f" officeooo:paragraph-rsid="003b362f" style:letter-kerning="fals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0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b362f" officeooo:paragraph-rsid="003e49ee" style:letter-kerning="fals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1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c34a9" officeooo:paragraph-rsid="003e49ee" style:letter-kerning="fals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2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75bd6" officeooo:paragraph-rsid="003c34a9" style:letter-kerning="fals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3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75bd6" officeooo:paragraph-rsid="003e49ee" style:letter-kerning="fals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4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e49ee" officeooo:paragraph-rsid="003e49ee" style:letter-kerning="fals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5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75bd6" officeooo:paragraph-rsid="003da8b5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6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75bd6" officeooo:paragraph-rsid="003e49ee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/>
    </style:style>
    <style:style style:name="P87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e49ee" officeooo:paragraph-rsid="003e49ee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 style:font-weight-complex="normal"/>
    </style:style>
    <style:style style:name="P88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e49ee" officeooo:paragraph-rsid="0040315f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 style:font-weight-complex="normal"/>
    </style:style>
    <style:style style:name="P89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c34a9" officeooo:paragraph-rsid="0040315f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 style:font-weight-complex="normal"/>
    </style:style>
    <style:style style:name="P90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c34a9" officeooo:paragraph-rsid="00406545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 style:font-weight-complex="normal"/>
    </style:style>
    <style:style style:name="P91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375bd6" officeooo:paragraph-rsid="0040315f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 style:font-weight-complex="normal"/>
    </style:style>
    <style:style style:name="P92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en" fo:country="US" fo:font-style="normal" fo:font-weight="normal" officeooo:rsid="00123150" officeooo:paragraph-rsid="00406545" style:letter-kerning="false" style:font-name-asian="Segoe UI" style:font-size-asian="15.75pt" style:language-asian="zh" style:country-asian="CN" style:font-style-asian="normal" style:font-weight-asian="normal" style:font-name-complex="Tahoma" style:font-size-complex="18pt" style:language-complex="hi" style:country-complex="IN" style:font-weight-complex="normal"/>
    </style:style>
    <style:style style:name="P93" style:family="paragraph" style:parent-style-name="Standard">
      <style:paragraph-properties fo:line-height="100%" fo:text-align="start" style:justify-single-word="false" style:writing-mode="lr-tb"/>
      <style:text-properties fo:color="#000000" loext:opacity="100%" style:text-position="0% 100%" style:font-name="Times New Roman" fo:font-size="18pt" fo:language="ru" fo:country="RU" fo:font-style="normal" fo:font-weight="normal" officeooo:rsid="0040315f" officeooo:paragraph-rsid="0040315f" style:letter-kerning="false" style:font-name-asian="Segoe UI" style:font-size-asian="18pt" style:language-asian="zh" style:country-asian="CN" style:font-style-asian="normal" style:font-weight-asian="normal" style:font-name-complex="Tahoma" style:font-size-complex="18pt" style:language-complex="hi" style:country-complex="IN" style:font-weight-complex="normal"/>
    </style:style>
    <style:style style:name="P94" style:family="paragraph" style:parent-style-name="Standard">
      <style:paragraph-properties fo:text-align="start" style:justify-single-word="false" style:writing-mode="lr-tb"/>
      <style:text-properties fo:language="en" fo:country="US" officeooo:rsid="003c34a9" officeooo:paragraph-rsid="003c34a9"/>
    </style:style>
    <style:style style:name="P95" style:family="paragraph" style:parent-style-name="Standard">
      <style:paragraph-properties fo:text-align="start" style:justify-single-word="false" style:writing-mode="lr-tb"/>
      <style:text-properties fo:language="ru" fo:country="RU" officeooo:paragraph-rsid="00220e86"/>
    </style:style>
    <style:style style:name="P96" style:family="paragraph" style:parent-style-name="Standard">
      <style:paragraph-properties fo:text-align="start" style:justify-single-word="false" style:writing-mode="lr-tb"/>
      <style:text-properties style:text-position="0% 100%" style:font-name="Times New Roman" fo:font-size="18pt" fo:language="ru" fo:country="RU" officeooo:paragraph-rsid="00220e86" style:font-size-asian="18pt" style:font-size-complex="18pt"/>
    </style:style>
    <style:style style:name="P97" style:family="paragraph" style:parent-style-name="Standard">
      <style:paragraph-properties style:writing-mode="lr-tb"/>
      <style:text-properties officeooo:paragraph-rsid="00399388"/>
    </style:style>
    <style:style style:name="P98" style:family="paragraph" style:parent-style-name="Frame_20_contents">
      <style:paragraph-properties fo:text-align="center" style:justify-single-word="false" style:writing-mode="lr-tb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rsid="0086d083" officeooo:paragraph-rsid="002e7b2a" style:font-size-asian="18pt" style:font-size-complex="18pt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rsid="0086d083" officeooo:paragraph-rsid="00303bf3" style:font-size-asian="18pt" style:font-size-complex="18pt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rsid="0086d083" officeooo:paragraph-rsid="00350ec9" style:font-size-asian="18pt" style:font-size-complex="18pt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rsid="0086d083" officeooo:paragraph-rsid="00375bd6" style:font-size-asian="18pt" style:font-size-complex="18pt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rsid="0086d083" officeooo:paragraph-rsid="003c34a9" style:font-size-asian="18pt" style:font-size-complex="18pt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rsid="003e49ee" officeooo:paragraph-rsid="003e49ee" style:font-size-asian="18pt" style:font-size-complex="18pt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font-name="Times New Roman" fo:font-size="18pt" officeooo:rsid="0040315f" officeooo:paragraph-rsid="0040315f" style:font-size-asian="18pt" style:font-size-complex="18pt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font-name="Times New Roman" fo:font-size="18pt" fo:language="en" fo:country="US" officeooo:rsid="003c34a9" officeooo:paragraph-rsid="003c34a9" style:font-size-asian="18pt" style:font-size-complex="18pt"/>
    </style:style>
    <style:style style:name="P107" style:family="paragraph" style:parent-style-name="Standard">
      <style:paragraph-properties fo:text-align="start" style:justify-single-word="false"/>
      <style:text-properties officeooo:paragraph-rsid="002e7b2a"/>
    </style:style>
    <style:style style:name="P108" style:family="paragraph" style:parent-style-name="Standard">
      <style:paragraph-properties fo:text-align="center" style:justify-single-word="false"/>
      <style:text-properties style:font-name="Times New Roman" fo:font-size="18pt" officeooo:rsid="0065bba2" officeooo:paragraph-rsid="00463559" style:font-size-asian="18pt" style:font-size-complex="18pt"/>
    </style:style>
    <style:style style:name="P109" style:family="paragraph" style:parent-style-name="Standard">
      <style:paragraph-properties fo:text-align="center" style:justify-single-word="false"/>
      <style:text-properties style:font-name="Times New Roman" fo:font-size="14pt" officeooo:rsid="0065bba2" officeooo:paragraph-rsid="00463559" style:font-size-asian="14pt" style:font-size-complex="14pt"/>
    </style:style>
    <style:style style:name="P110" style:family="paragraph" style:parent-style-name="Standard">
      <style:paragraph-properties fo:text-align="start" style:justify-single-word="false"/>
      <style:text-properties style:font-name="Times New Roman" fo:font-size="12pt" officeooo:rsid="0065bba2" officeooo:paragraph-rsid="00463559" style:font-size-asian="12pt" style:font-size-complex="12pt"/>
    </style:style>
    <style:style style:name="P111" style:family="paragraph" style:parent-style-name="Frame_20_contents">
      <style:paragraph-properties fo:text-align="center" style:justify-single-word="false" style:writing-mode="lr-tb"/>
    </style:style>
    <style:style style:name="P112" style:family="paragraph" style:parent-style-name="Standard">
      <style:paragraph-properties style:writing-mode="lr-tb"/>
      <style:text-properties style:font-name="Times New Roman" fo:font-size="12pt" fo:language="ru" fo:country="RU" officeooo:rsid="0065bba2" officeooo:paragraph-rsid="00463559" style:font-size-asian="12pt" style:font-size-complex="12pt"/>
    </style:style>
    <style:style style:name="P113" style:family="paragraph">
      <loext:graphic-properties draw:fill="none"/>
      <style:paragraph-properties fo:text-align="start"/>
      <style:text-properties fo:font-size="18pt"/>
    </style:style>
    <style:style style:name="P114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font-name="Times New Roman" fo:font-size="18pt" fo:language="ru" fo:country="RU" style:font-size-asian="18pt" style:font-size-complex="18pt"/>
    </style:style>
    <style:style style:name="T2" style:family="text">
      <style:text-properties style:font-name="Times New Roman" fo:font-size="18pt" style:font-size-asian="18pt" style:font-size-complex="18pt"/>
    </style:style>
    <style:style style:name="T3" style:family="text">
      <style:text-properties style:font-name="Times New Roman" fo:font-size="18pt" fo:font-style="normal" fo:font-weight="normal" style:font-size-asian="18pt" style:font-style-asian="normal" style:font-weight-asian="normal" style:font-size-complex="18pt"/>
    </style:style>
    <style:style style:name="T4" style:family="text">
      <style:text-properties style:font-name="Times New Roman" fo:font-size="18pt" fo:language="en" fo:country="US" fo:font-style="normal" fo:font-weight="normal" style:font-size-asian="18pt" style:font-style-asian="normal" style:font-weight-asian="normal" style:font-size-complex="18pt"/>
    </style:style>
    <style:style style:name="T5" style:family="text">
      <style:text-properties style:font-name="Times New Roman" fo:font-size="18pt" fo:language="en" fo:country="US" style:font-size-asian="18pt" style:font-size-complex="18pt"/>
    </style:style>
    <style:style style:name="T6" style:family="text">
      <style:text-properties style:text-position="0% 100%" style:font-name="Times New Roman" fo:font-size="18pt" fo:language="ru" fo:country="RU" style:font-size-asian="18pt" style:font-size-complex="18pt"/>
    </style:style>
    <style:style style:name="T7" style:family="text">
      <style:text-properties style:text-position="0% 100%" style:font-name="Times New Roman" fo:font-size="18pt" fo:language="en" fo:country="US" style:font-size-asian="18pt" style:font-size-complex="18pt"/>
    </style:style>
    <style:style style:name="T8" style:family="text">
      <style:text-properties style:text-position="0% 100%" style:font-name="Times New Roman" fo:language="en" fo:country="US" style:letter-kerning="false" style:font-name-asian="Segoe UI" style:language-asian="zh" style:country-asian="CN" style:font-name-complex="Tahoma" style:language-complex="hi" style:country-complex="IN"/>
    </style:style>
    <style:style style:name="T9" style:family="text">
      <style:text-properties style:text-position="0% 100%" style:font-name="Times New Roman" fo:language="en" fo:country="US" officeooo:rsid="00138eed" style:letter-kerning="false" style:font-name-asian="Segoe UI" style:language-asian="zh" style:country-asian="CN" style:font-name-complex="Tahoma" style:language-complex="hi" style:country-complex="IN"/>
    </style:style>
    <style:style style:name="T10" style:family="text">
      <style:text-properties style:text-position="0% 100%" style:font-name="Times New Roman" fo:language="en" fo:country="US" officeooo:rsid="001d30f7" style:letter-kerning="false" style:font-name-asian="Segoe UI" style:language-asian="zh" style:country-asian="CN" style:font-name-complex="Tahoma" style:language-complex="hi" style:country-complex="IN"/>
    </style:style>
    <style:style style:name="T11" style:family="text">
      <style:text-properties style:text-position="0% 100%" style:font-name="Times New Roman" fo:language="en" fo:country="US" officeooo:rsid="00303bf3" style:letter-kerning="false" style:font-name-asian="Segoe UI" style:language-asian="zh" style:country-asian="CN" style:font-name-complex="Tahoma" style:language-complex="hi" style:country-complex="IN"/>
    </style:style>
    <style:style style:name="T12" style:family="text">
      <style:text-properties style:text-position="0% 100%" style:font-name="Times New Roman" fo:language="en" fo:country="US" officeooo:rsid="00375bd6" style:letter-kerning="false" style:font-name-asian="Segoe UI" style:language-asian="zh" style:country-asian="CN" style:font-name-complex="Tahoma" style:language-complex="hi" style:country-complex="IN"/>
    </style:style>
    <style:style style:name="T13" style:family="text">
      <style:text-properties style:text-position="0% 100%" style:font-name="Times New Roman" fo:language="en" fo:country="US" officeooo:rsid="003c34a9" style:letter-kerning="false" style:font-name-asian="Segoe UI" style:language-asian="zh" style:country-asian="CN" style:font-name-complex="Tahoma" style:language-complex="hi" style:country-complex="IN"/>
    </style:style>
    <style:style style:name="T14" style:family="text">
      <style:text-properties style:text-position="0% 100%" style:font-name="Times New Roman" fo:language="en" fo:country="US" officeooo:rsid="00123150" style:letter-kerning="false" style:font-name-asian="Segoe UI" style:language-asian="zh" style:country-asian="CN" style:font-name-complex="Tahoma" style:language-complex="hi" style:country-complex="IN"/>
    </style:style>
    <style:style style:name="T15" style:family="text">
      <style:text-properties style:text-position="0% 100%" style:font-name="Times New Roman" fo:language="en" fo:country="US" fo:font-style="normal" fo:font-weight="normal" officeooo:rsid="000f8a4b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6" style:family="text">
      <style:text-properties style:text-position="0% 100%" style:font-name="Times New Roman" fo:language="en" fo:country="US" fo:font-style="normal" fo:font-weight="normal" officeooo:rsid="00350ec9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7" style:family="text">
      <style:text-properties style:text-position="0% 100%" style:font-name="Times New Roman" fo:language="en" fo:country="US" fo:font-style="normal" fo:font-weight="normal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18" style:family="text">
      <style:text-properties style:text-position="0% 100%" style:font-name="Times New Roman" fo:language="en" fo:country="US" fo:font-style="normal" fo:font-weight="normal" officeooo:rsid="00123150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19" style:family="text">
      <style:text-properties style:text-position="0% 100%" style:font-name="Times New Roman" fo:language="en" fo:country="US" fo:font-style="normal" fo:font-weight="normal" officeooo:rsid="003e49ee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20" style:family="text">
      <style:text-properties style:text-position="0% 100%" style:font-name="Times New Roman" fo:language="en" fo:country="US" fo:font-style="normal" fo:font-weight="normal" officeooo:rsid="00375bd6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21" style:family="text">
      <style:text-properties style:text-position="0% 100%" style:font-name="Times New Roman" fo:language="en" fo:country="US" fo:font-style="normal" fo:font-weight="normal" officeooo:rsid="003da8b5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22" style:family="text">
      <style:text-properties style:text-position="0% 100%" style:font-name="Times New Roman" fo:language="en" fo:country="US" fo:font-style="normal" fo:font-weight="normal" officeooo:rsid="003da8b5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23" style:family="text">
      <style:text-properties style:text-position="0% 100%" style:font-name="Times New Roman" fo:language="en" fo:country="US" fo:font-style="normal" fo:font-weight="normal" officeooo:rsid="00375bd6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24" style:family="text">
      <style:text-properties style:text-position="0% 100%" style:font-name="Times New Roman" fo:language="en" fo:country="US" fo:font-style="normal" fo:font-weight="normal" officeooo:rsid="003e49ee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25" style:family="text">
      <style:text-properties style:text-position="0% 100%" style:font-name="Times New Roman" fo:language="en" fo:country="US" fo:font-style="normal" fo:font-weight="normal" officeooo:rsid="00350ec9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26" style:family="text">
      <style:text-properties style:text-position="0% 100%" style:font-name="Times New Roman" fo:language="en" fo:country="US" fo:font-style="normal" fo:font-weight="bold" officeooo:rsid="003e49ee" style:letter-kerning="false" style:font-name-asian="Segoe UI" style:font-size-asian="15.75pt" style:language-asian="zh" style:country-asian="CN" style:font-style-asian="normal" style:font-weight-asian="bold" style:font-name-complex="Tahoma" style:language-complex="hi" style:country-complex="IN" style:font-weight-complex="bold"/>
    </style:style>
    <style:style style:name="T27" style:family="text">
      <style:text-properties style:text-position="0% 100%" style:font-name="Times New Roman" fo:font-size="16pt" officeooo:rsid="00375bd6" style:letter-kerning="false" style:font-name-asian="Segoe UI" style:font-size-asian="16pt" style:language-asian="zh" style:country-asian="CN" style:font-name-complex="Tahoma" style:font-size-complex="16pt" style:language-complex="hi" style:country-complex="IN"/>
    </style:style>
    <style:style style:name="T28" style:family="text">
      <style:text-properties style:text-position="0% 100%" style:font-name="Times New Roman" fo:font-style="normal" fo:font-weight="normal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29" style:family="text">
      <style:text-properties style:text-position="0% 100%" style:font-name="Times New Roman" fo:font-style="normal" fo:font-weight="normal" officeooo:rsid="001d30f7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30" style:family="text">
      <style:text-properties style:text-position="0% 100%" style:font-name="Times New Roman" fo:font-style="normal" fo:font-weight="normal" officeooo:rsid="00375bd6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31" style:family="text">
      <style:text-properties style:text-position="0% 100%" style:font-name="Times New Roman" fo:font-style="normal" fo:font-weight="normal" officeooo:rsid="002e7b2a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32" style:family="text">
      <style:text-properties style:text-position="0% 100%" style:font-name="Times New Roman" fo:font-style="normal" fo:font-weight="normal" officeooo:rsid="0040315f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33" style:family="text">
      <style:text-properties style:text-position="0% 100%" style:font-name="Times New Roman" fo:font-style="normal" fo:font-weight="normal" officeooo:rsid="00350ec9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34" style:family="text">
      <style:text-properties style:text-position="0% 100%" style:font-name="Times New Roman" fo:font-style="normal" fo:font-weight="normal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35" style:family="text">
      <style:text-properties style:text-position="0% 100%" style:font-name="Times New Roman" fo:font-style="normal" fo:font-weight="normal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36" style:family="text">
      <style:text-properties style:text-position="0% 100%" style:font-name="Times New Roman" fo:font-style="normal" fo:font-weight="normal" officeooo:rsid="001d30f7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37" style:family="text">
      <style:text-properties style:text-position="0% 100%" style:font-name="Times New Roman" fo:font-style="normal" fo:font-weight="normal" officeooo:rsid="00375bd6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38" style:family="text">
      <style:text-properties style:text-position="0% 100%" style:font-name="Times New Roman" fo:font-style="normal" fo:font-weight="normal" officeooo:rsid="003da8b5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39" style:family="text">
      <style:text-properties style:text-position="0% 100%" style:font-name="Times New Roman" fo:font-style="normal" fo:font-weight="normal" officeooo:rsid="003e49ee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40" style:family="text">
      <style:text-properties style:text-position="0% 100%" style:font-name="Times New Roman" fo:font-style="normal" fo:font-weight="normal" officeooo:rsid="0040315f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41" style:family="text">
      <style:text-properties style:text-position="0% 100%" style:font-name="Times New Roman" fo:font-style="normal" fo:font-weight="normal" officeooo:rsid="00406545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42" style:family="text">
      <style:text-properties style:text-position="0% 100%" style:font-name="Times New Roman" fo:font-style="normal" fo:font-weight="normal" officeooo:rsid="003da8b5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43" style:family="text">
      <style:text-properties style:text-position="0% 100%" style:font-name="Times New Roman" fo:font-style="normal" fo:font-weight="normal" officeooo:rsid="00375bd6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44" style:family="text">
      <style:text-properties style:text-position="0% 100%" style:font-name="Times New Roman" fo:font-style="normal" fo:font-weight="normal" officeooo:rsid="003e49ee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45" style:family="text">
      <style:text-properties style:text-position="0% 100%" style:font-name="Times New Roman" fo:font-style="normal" fo:font-weight="bold" style:letter-kerning="false" style:font-name-asian="Segoe UI" style:font-size-asian="15.75pt" style:language-asian="zh" style:country-asian="CN" style:font-style-asian="normal" style:font-weight-asian="bold" style:font-name-complex="Tahoma" style:language-complex="hi" style:country-complex="IN" style:font-weight-complex="bold"/>
    </style:style>
    <style:style style:name="T46" style:family="text">
      <style:text-properties style:text-position="0% 100%" style:font-name="Times New Roman" fo:font-style="normal" fo:font-weight="bold" officeooo:rsid="00375bd6" style:letter-kerning="false" style:font-name-asian="Segoe UI" style:font-size-asian="15.75pt" style:language-asian="zh" style:country-asian="CN" style:font-style-asian="normal" style:font-weight-asian="bold" style:font-name-complex="Tahoma" style:language-complex="hi" style:country-complex="IN" style:font-weight-complex="bold"/>
    </style:style>
    <style:style style:name="T47" style:family="text">
      <style:text-properties style:text-position="0% 100%" style:font-name="Times New Roman" fo:font-style="normal" style:letter-kerning="false" style:font-name-asian="Segoe UI" style:font-size-asian="15.75pt" style:language-asian="zh" style:country-asian="CN" style:font-style-asian="normal" style:font-name-complex="Tahoma" style:language-complex="hi" style:country-complex="IN"/>
    </style:style>
    <style:style style:name="T48" style:family="text">
      <style:text-properties style:text-position="0% 100%" style:font-name="Times New Roman" fo:font-style="normal" officeooo:rsid="00375bd6" style:letter-kerning="false" style:font-name-asian="Segoe UI" style:font-size-asian="15.75pt" style:language-asian="zh" style:country-asian="CN" style:font-style-asian="normal" style:font-name-complex="Tahoma" style:language-complex="hi" style:country-complex="IN"/>
    </style:style>
    <style:style style:name="T49" style:family="text">
      <style:text-properties style:text-position="0% 100%" fo:language="en" fo:country="US" officeooo:rsid="002e7b2a" style:letter-kerning="false" style:font-name-asian="Segoe UI" style:language-asian="zh" style:country-asian="CN" style:font-name-complex="Tahoma" style:language-complex="hi" style:country-complex="IN"/>
    </style:style>
    <style:style style:name="T50" style:family="text">
      <style:text-properties style:text-position="0% 100%" fo:language="en" fo:country="US" officeooo:rsid="00350ec9" style:letter-kerning="false" style:font-name-asian="Segoe UI" style:language-asian="zh" style:country-asian="CN" style:font-name-complex="Tahoma" style:language-complex="hi" style:country-complex="IN"/>
    </style:style>
    <style:style style:name="T51" style:family="text">
      <style:text-properties style:text-position="0% 100%" fo:language="en" fo:country="US" officeooo:rsid="00375b9f" style:letter-kerning="false" style:font-name-asian="Segoe UI" style:language-asian="zh" style:country-asian="CN" style:font-name-complex="Tahoma" style:language-complex="hi" style:country-complex="IN"/>
    </style:style>
    <style:style style:name="T52" style:family="text">
      <style:text-properties style:text-position="0% 100%" fo:language="en" fo:country="US" officeooo:rsid="0038583c" style:letter-kerning="false" style:font-name-asian="Segoe UI" style:language-asian="zh" style:country-asian="CN" style:font-name-complex="Tahoma" style:language-complex="hi" style:country-complex="IN"/>
    </style:style>
    <style:style style:name="T53" style:family="text">
      <style:text-properties style:text-position="0% 100%" fo:language="en" fo:country="US" officeooo:rsid="003c34a9" style:letter-kerning="false" style:font-name-asian="Segoe UI" style:language-asian="zh" style:country-asian="CN" style:font-name-complex="Tahoma" style:language-complex="hi" style:country-complex="IN"/>
    </style:style>
    <style:style style:name="T54" style:family="text">
      <style:text-properties style:text-position="0% 100%" fo:language="en" fo:country="US" officeooo:rsid="0037f3a2" style:letter-kerning="false" style:font-name-asian="Segoe UI" style:language-asian="zh" style:country-asian="CN" style:font-name-complex="Tahoma" style:language-complex="hi" style:country-complex="IN"/>
    </style:style>
    <style:style style:name="T55" style:family="text">
      <style:text-properties style:text-position="0% 100%" fo:language="en" fo:country="US" officeooo:rsid="00350ec9"/>
    </style:style>
    <style:style style:name="T56" style:family="text">
      <style:text-properties style:text-position="0% 100%" fo:language="en" fo:country="US" fo:font-style="normal" fo:font-weight="normal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57" style:family="text">
      <style:text-properties style:text-position="0% 100%" fo:language="en" fo:country="US" fo:font-style="normal" fo:font-weight="normal" officeooo:rsid="00375bd6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58" style:family="text">
      <style:text-properties style:text-position="0% 100%" fo:language="en" fo:country="US" fo:font-style="normal" fo:font-weight="normal" officeooo:rsid="003e49ee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59" style:family="text">
      <style:text-properties style:text-position="0% 100%" fo:language="en" fo:country="US" fo:font-style="normal" fo:font-weight="normal" officeooo:rsid="003e49ee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60" style:family="text">
      <style:text-properties style:text-position="0% 100%" fo:language="en" fo:country="US" fo:font-style="normal" fo:font-weight="normal" officeooo:rsid="00375bd6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61" style:family="text">
      <style:text-properties style:text-position="0% 100%" fo:language="en" fo:country="US" fo:font-style="normal" fo:font-weight="normal" officeooo:rsid="002e7b2a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62" style:family="text">
      <style:text-properties style:text-position="0% 100%" fo:language="en" fo:country="US" fo:font-style="normal" fo:font-weight="normal" officeooo:rsid="003b362f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63" style:family="text">
      <style:text-properties style:text-position="0% 100%" fo:language="en" fo:country="US" fo:font-style="normal" fo:font-weight="normal" officeooo:rsid="002e7b2a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64" style:family="text">
      <style:text-properties style:text-position="0% 100%" fo:language="en" fo:country="US" fo:font-style="normal" fo:font-weight="normal" officeooo:rsid="003e49ee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65" style:family="text">
      <style:text-properties style:text-position="0% 100%" fo:language="en" fo:country="US" fo:font-style="normal" fo:font-weight="normal" officeooo:rsid="0040315f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66" style:family="text">
      <style:text-properties style:text-position="0% 100%" fo:language="ru" fo:country="RU" officeooo:rsid="002e7b2a" style:letter-kerning="false" style:font-name-asian="Segoe UI" style:language-asian="zh" style:country-asian="CN" style:font-name-complex="Tahoma" style:language-complex="hi" style:country-complex="IN"/>
    </style:style>
    <style:style style:name="T67" style:family="text">
      <style:text-properties style:text-position="0% 100%" fo:language="ru" fo:country="RU" fo:font-style="normal" fo:font-weight="normal" officeooo:rsid="003b362f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68" style:family="text">
      <style:text-properties style:text-position="0% 100%" fo:language="ru" fo:country="RU" fo:font-style="normal" fo:font-weight="normal" officeooo:rsid="003b362f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69" style:family="text">
      <style:text-properties style:text-position="0% 100%" fo:font-size="24pt" fo:language="en" fo:country="US" officeooo:rsid="003c34a9" style:letter-kerning="false" style:font-name-asian="Segoe UI" style:font-size-asian="24pt" style:language-asian="zh" style:country-asian="CN" style:font-name-complex="Tahoma" style:font-size-complex="24pt" style:language-complex="hi" style:country-complex="IN"/>
    </style:style>
    <style:style style:name="T70" style:family="text">
      <style:text-properties style:text-position="0% 100%" fo:font-style="normal" fo:font-weight="normal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71" style:family="text">
      <style:text-properties style:text-position="0% 100%" fo:font-style="normal" fo:font-weight="normal" officeooo:rsid="002e7b2a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72" style:family="text">
      <style:text-properties style:text-position="0% 100%" fo:font-style="normal" fo:font-weight="normal" officeooo:rsid="00350ec9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73" style:family="text">
      <style:text-properties style:text-position="0% 100%" fo:font-style="normal" fo:font-weight="normal" officeooo:rsid="003b362f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74" style:family="text">
      <style:text-properties style:text-position="0% 100%" fo:font-style="normal" fo:font-weight="normal" officeooo:rsid="00375bd6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75" style:family="text">
      <style:text-properties style:text-position="0% 100%" fo:font-style="normal" fo:font-weight="normal" officeooo:rsid="003da8b5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76" style:family="text">
      <style:text-properties style:text-position="0% 100%" fo:font-style="normal" fo:font-weight="normal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77" style:family="text">
      <style:text-properties style:text-position="0% 100%" fo:font-style="normal" fo:font-weight="normal" officeooo:rsid="002e7b2a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78" style:family="text">
      <style:text-properties style:text-position="0% 100%" fo:font-style="normal" fo:font-weight="normal" officeooo:rsid="00350ec9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79" style:family="text">
      <style:text-properties style:text-position="0% 100%" fo:font-style="normal" fo:font-weight="normal" officeooo:rsid="003b362f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0" style:family="text">
      <style:text-properties style:text-position="0% 100%" fo:font-style="normal" fo:font-weight="normal" officeooo:rsid="0040315f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1" style:family="text">
      <style:text-properties style:text-position="0% 100%" fo:font-style="normal" fo:font-weight="normal" officeooo:rsid="00375bd6" style:letter-kerning="false" style:font-name-asian="Segoe UI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2" style:family="text">
      <style:text-properties style:text-position="0% 100%" fo:font-style="normal" fo:font-weight="normal" officeooo:rsid="0040315f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83" style:family="text">
      <style:text-properties style:text-position="0% 100%" fo:font-style="normal" fo:font-weight="normal" officeooo:rsid="003e49ee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84" style:family="text">
      <style:text-properties style:text-position="0% 100%" fo:font-style="normal" fo:font-weight="normal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5" style:family="text">
      <style:text-properties style:text-position="0% 100%" fo:font-style="normal" fo:font-weight="normal" officeooo:rsid="002e7b2a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6" style:family="text">
      <style:text-properties style:text-position="0% 100%" fo:font-style="normal" fo:font-weight="normal" officeooo:rsid="00350ec9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7" style:family="text">
      <style:text-properties style:text-position="0% 100%" fo:font-style="normal" fo:font-weight="normal" officeooo:rsid="003b362f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8" style:family="text">
      <style:text-properties style:text-position="0% 100%" fo:font-style="normal" fo:font-weight="normal" officeooo:rsid="0040315f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89" style:family="text">
      <style:text-properties style:text-position="0% 100%" fo:font-style="normal" fo:font-weight="normal" officeooo:rsid="00406545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 style:font-weight-complex="normal"/>
    </style:style>
    <style:style style:name="T90" style:family="text">
      <style:text-properties style:text-position="0% 100%" fo:font-style="normal" fo:font-weight="normal" officeooo:rsid="00406545" style:letter-kerning="false" style:font-name-asian="Segoe UI" style:font-size-asian="15.75pt" style:language-asian="zh" style:country-asian="CN" style:font-style-asian="normal" style:font-weight-asian="normal" style:font-name-complex="Tahoma" style:language-complex="hi" style:country-complex="IN"/>
    </style:style>
    <style:style style:name="T91" style:family="text">
      <style:text-properties style:text-position="sub 58%" style:font-name="Times New Roman" fo:font-size="18pt" fo:language="ru" fo:country="RU" style:font-size-asian="18pt" style:font-size-complex="18pt"/>
    </style:style>
    <style:style style:name="T92" style:family="text">
      <style:text-properties style:text-position="sub 58%" style:font-name="Times New Roman" fo:font-size="18pt" fo:language="en" fo:country="US" fo:font-style="normal" fo:font-weight="normal" style:font-size-asian="18pt" style:font-style-asian="normal" style:font-weight-asian="normal" style:font-size-complex="18pt"/>
    </style:style>
    <style:style style:name="T93" style:family="text">
      <style:text-properties style:text-position="sub 58%" style:font-name="Times New Roman" fo:font-size="18pt" fo:language="en" fo:country="US" style:font-size-asian="18pt" style:font-size-complex="18pt"/>
    </style:style>
    <style:style style:name="T94" style:family="text">
      <style:text-properties style:text-position="sub 58%" style:font-name="Times New Roman" fo:language="en" fo:country="US" officeooo:rsid="003c34a9" style:letter-kerning="false" style:font-name-asian="Segoe UI" style:language-asian="zh" style:country-asian="CN" style:font-name-complex="Tahoma" style:language-complex="hi" style:country-complex="IN"/>
    </style:style>
    <style:style style:name="T95" style:family="text">
      <style:text-properties style:text-position="sub 58%" style:font-name="Times New Roman" fo:language="en" fo:country="US" fo:font-style="normal" fo:font-weight="normal" officeooo:rsid="000f8a4b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96" style:family="text">
      <style:text-properties style:text-position="sub 58%" style:font-name="Times New Roman" fo:font-size="24pt" fo:language="en" fo:country="US" fo:font-style="normal" fo:font-weight="normal" officeooo:rsid="0034b202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/>
    </style:style>
    <style:style style:name="T97" style:family="text">
      <style:text-properties style:text-position="sub 58%" style:font-name="Times New Roman" fo:font-size="24pt" fo:language="en" fo:country="US" fo:font-style="normal" fo:font-weight="normal" officeooo:rsid="00157d38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/>
    </style:style>
    <style:style style:name="T98" style:family="text">
      <style:text-properties style:text-position="sub 58%" style:font-name="Times New Roman" fo:font-size="24pt" fo:language="en" fo:country="US" fo:font-style="normal" fo:font-weight="normal" officeooo:rsid="00350ec9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/>
    </style:style>
    <style:style style:name="T99" style:family="text">
      <style:text-properties style:text-position="sub 58%" fo:language="en" fo:country="US" officeooo:rsid="003c34a9" style:letter-kerning="false" style:font-name-asian="Segoe UI" style:language-asian="zh" style:country-asian="CN" style:font-name-complex="Tahoma" style:language-complex="hi" style:country-complex="IN"/>
    </style:style>
    <style:style style:name="T100" style:family="text">
      <style:text-properties style:text-position="sub 58%" fo:language="en" fo:country="US" officeooo:rsid="00350ec9"/>
    </style:style>
    <style:style style:name="T101" style:family="text">
      <style:text-properties style:text-position="sub 58%" fo:font-size="32pt" fo:language="en" fo:country="US" fo:font-style="normal" fo:font-weight="normal" officeooo:rsid="00350ec9" style:letter-kerning="false" style:font-name-asian="Segoe UI" style:font-size-asian="32pt" style:language-asian="zh" style:country-asian="CN" style:font-style-asian="normal" style:font-weight-asian="normal" style:font-name-complex="Tahoma" style:font-size-complex="32pt" style:language-complex="hi" style:country-complex="IN"/>
    </style:style>
    <style:style style:name="T102" style:family="text">
      <style:text-properties style:text-position="sub 58%" fo:font-size="32pt" fo:language="en" fo:country="US" fo:font-style="normal" fo:font-weight="normal" officeooo:rsid="003e49ee" style:letter-kerning="false" style:font-name-asian="Segoe UI" style:font-size-asian="32pt" style:language-asian="zh" style:country-asian="CN" style:font-style-asian="normal" style:font-weight-asian="normal" style:font-name-complex="Tahoma" style:font-size-complex="32pt" style:language-complex="hi" style:country-complex="IN"/>
    </style:style>
    <style:style style:name="T103" style:family="text">
      <style:text-properties style:text-position="sub 58%" fo:font-size="32pt" fo:language="en" fo:country="US" fo:font-style="normal" fo:font-weight="normal" officeooo:rsid="00350ec9" style:letter-kerning="false" style:font-name-asian="Segoe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weight-complex="normal"/>
    </style:style>
    <style:style style:name="T104" style:family="text">
      <style:text-properties style:text-position="sub 58%" fo:font-size="32pt" fo:language="en" fo:country="US" fo:font-style="normal" fo:font-weight="normal" officeooo:rsid="003e49ee" style:letter-kerning="false" style:font-name-asian="Segoe UI" style:font-size-asian="32pt" style:language-asian="zh" style:country-asian="CN" style:font-style-asian="normal" style:font-weight-asian="normal" style:font-name-complex="Tahoma" style:font-size-complex="32pt" style:language-complex="hi" style:country-complex="IN" style:font-weight-complex="normal"/>
    </style:style>
    <style:style style:name="T105" style:family="text">
      <style:text-properties style:text-position="sub 58%" fo:font-size="24pt" fo:language="en" fo:country="US" officeooo:rsid="00350ec9" style:letter-kerning="false" style:font-name-asian="Segoe UI" style:font-size-asian="24pt" style:language-asian="zh" style:country-asian="CN" style:font-name-complex="Tahoma" style:font-size-complex="24pt" style:language-complex="hi" style:country-complex="IN"/>
    </style:style>
    <style:style style:name="T106" style:family="text">
      <style:text-properties style:text-position="sub 58%" fo:font-size="24pt" fo:language="en" fo:country="US" officeooo:rsid="0040315f" style:letter-kerning="false" style:font-name-asian="Segoe UI" style:font-size-asian="24pt" style:language-asian="zh" style:country-asian="CN" style:font-name-complex="Tahoma" style:font-size-complex="24pt" style:language-complex="hi" style:country-complex="IN"/>
    </style:style>
    <style:style style:name="T107" style:family="text">
      <style:text-properties style:text-position="sub 58%" fo:font-size="24pt" fo:font-style="normal" fo:font-weight="normal" officeooo:rsid="00350ec9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/>
    </style:style>
    <style:style style:name="T108" style:family="text">
      <style:text-properties style:text-position="sub 58%" fo:font-size="24pt" fo:font-style="normal" fo:font-weight="normal" officeooo:rsid="00350ec9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 style:font-weight-complex="normal"/>
    </style:style>
    <style:style style:name="T109" style:family="text">
      <style:text-properties fo:color="#000000" loext:opacity="100%"/>
    </style:style>
    <style:style style:name="T110" style:family="text">
      <style:text-properties fo:color="#000000" loext:opacity="100%" style:text-position="sub 58%"/>
    </style:style>
    <style:style style:name="T111" style:family="text">
      <style:text-properties fo:color="#000000" loext:opacity="100%" style:text-position="sub 58%" style:font-name="Times New Roman" fo:font-size="18pt" fo:language="en" fo:country="US" fo:font-style="normal" fo:font-weight="normal" officeooo:rsid="000f8a4b" style:font-size-asian="18pt" style:font-style-asian="normal" style:font-weight-asian="normal" style:font-size-complex="18pt"/>
    </style:style>
    <style:style style:name="T112" style:family="text">
      <style:text-properties fo:color="#000000" loext:opacity="100%" style:text-position="sub 58%" style:font-name="Times New Roman" fo:font-size="32pt" fo:language="en" fo:country="US" fo:font-style="normal" fo:font-weight="normal" officeooo:rsid="00350ec9" style:font-size-asian="32pt" style:font-style-asian="normal" style:font-weight-asian="normal" style:font-size-complex="32pt"/>
    </style:style>
    <style:style style:name="T113" style:family="text">
      <style:text-properties fo:color="#000000" loext:opacity="100%" style:text-position="sub 58%" style:font-name="Times New Roman" fo:font-size="24pt" fo:language="en" fo:country="US" fo:font-style="normal" fo:font-weight="normal" officeooo:rsid="0034b202" style:font-size-asian="24pt" style:font-style-asian="normal" style:font-weight-asian="normal" style:font-size-complex="24pt"/>
    </style:style>
    <style:style style:name="T114" style:family="text">
      <style:text-properties fo:color="#000000" loext:opacity="100%" style:text-position="sub 58%" style:font-name="Times New Roman" fo:font-size="24pt" fo:language="en" fo:country="US" fo:font-style="normal" fo:font-weight="normal" officeooo:rsid="00157d38" style:font-size-asian="24pt" style:font-style-asian="normal" style:font-weight-asian="normal" style:font-size-complex="24pt"/>
    </style:style>
    <style:style style:name="T115" style:family="text">
      <style:text-properties fo:color="#000000" loext:opacity="100%" style:text-position="sub 58%" style:font-name="Times New Roman" fo:font-size="24pt" fo:language="en" fo:country="US" fo:font-style="normal" fo:font-weight="normal" officeooo:rsid="00350ec9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/>
    </style:style>
    <style:style style:name="T116" style:family="text">
      <style:text-properties fo:color="#000000" loext:opacity="100%" style:text-position="sub 58%" style:font-name="Times New Roman" fo:font-size="24pt" fo:font-style="normal" fo:font-weight="normal" officeooo:rsid="00350ec9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/>
    </style:style>
    <style:style style:name="T117" style:family="text">
      <style:text-properties fo:color="#000000" loext:opacity="100%" style:text-position="sub 58%" style:font-name="Liberation Serif" fo:font-size="12pt" fo:language="en" fo:country="US" officeooo:rsid="002418f5" style:letter-kerning="false" style:font-name-asian="Segoe UI" style:font-size-asian="12pt" style:language-asian="zh" style:country-asian="CN" style:font-name-complex="Tahoma" style:font-size-complex="12pt" style:language-complex="hi" style:country-complex="IN"/>
    </style:style>
    <style:style style:name="T118" style:family="text">
      <style:text-properties fo:color="#000000" loext:opacity="100%" style:text-position="sub 58%" fo:language="en" fo:country="US" officeooo:rsid="002418f5"/>
    </style:style>
    <style:style style:name="T119" style:family="text">
      <style:text-properties fo:color="#000000" loext:opacity="100%" style:text-position="sub 58%" fo:font-size="32pt" fo:language="en" fo:country="US" fo:font-style="normal" fo:font-weight="normal" officeooo:rsid="00350ec9" style:font-size-asian="32pt" style:font-style-asian="normal" style:font-weight-asian="normal" style:font-size-complex="32pt"/>
    </style:style>
    <style:style style:name="T120" style:family="text">
      <style:text-properties fo:color="#000000" loext:opacity="100%" style:text-position="sub 58%" fo:font-size="32pt" fo:font-style="normal" fo:font-weight="normal" style:font-size-asian="32pt" style:font-style-asian="normal" style:font-weight-asian="normal" style:font-size-complex="32pt"/>
    </style:style>
    <style:style style:name="T121" style:family="text">
      <style:text-properties fo:color="#000000" loext:opacity="100%" style:text-position="sub 58%" fo:font-size="24pt" officeooo:rsid="00350ec9" style:letter-kerning="false" style:font-name-asian="Segoe UI" style:font-size-asian="24pt" style:language-asian="zh" style:country-asian="CN" style:font-name-complex="Tahoma" style:font-size-complex="24pt" style:language-complex="hi" style:country-complex="IN"/>
    </style:style>
    <style:style style:name="T122" style:family="text">
      <style:text-properties fo:color="#000000" loext:opacity="100%" style:text-position="sub 58%" fo:font-size="24pt" fo:font-style="normal" fo:font-weight="normal" officeooo:rsid="00350ec9" style:letter-kerning="false" style:font-name-asian="Segoe UI" style:font-size-asian="24pt" style:language-asian="zh" style:country-asian="CN" style:font-style-asian="normal" style:font-weight-asian="normal" style:font-name-complex="Tahoma" style:font-size-complex="24pt" style:language-complex="hi" style:country-complex="IN"/>
    </style:style>
    <style:style style:name="T123" style:family="text">
      <style:text-properties fo:color="#000000" loext:opacity="100%" style:text-position="sub 58%" fo:font-size="18pt" style:font-size-asian="18pt" style:font-size-complex="18pt"/>
    </style:style>
    <style:style style:name="T124" style:family="text">
      <style:text-properties fo:color="#000000" loext:opacity="100%" style:text-position="sub 58%" fo:font-size="16pt" style:font-size-asian="16pt" style:font-size-complex="16pt"/>
    </style:style>
    <style:style style:name="T125" style:family="text">
      <style:text-properties fo:color="#000000" loext:opacity="100%" style:font-name="Times New Roman" fo:font-size="18pt" fo:language="en" fo:country="US" officeooo:rsid="00123150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26" style:family="text">
      <style:text-properties fo:color="#000000" loext:opacity="100%" style:font-name="Times New Roman" fo:font-size="18pt" fo:language="en" fo:country="US" fo:font-style="normal" fo:font-weight="normal" officeooo:rsid="0086d083" style:font-size-asian="18pt" style:font-style-asian="normal" style:font-weight-asian="normal" style:font-size-complex="18pt"/>
    </style:style>
    <style:style style:name="T127" style:family="text">
      <style:text-properties fo:color="#000000" loext:opacity="100%" style:font-name="Times New Roman" fo:font-size="18pt" fo:language="en" fo:country="US" fo:font-style="normal" fo:font-weight="normal" officeooo:rsid="000f8a4b" style:font-size-asian="18pt" style:font-style-asian="normal" style:font-weight-asian="normal" style:font-size-complex="18pt"/>
    </style:style>
    <style:style style:name="T128" style:family="text">
      <style:text-properties fo:color="#000000" loext:opacity="100%" style:font-name="Times New Roman" fo:font-size="18pt" fo:language="en" fo:country="US" fo:font-style="normal" fo:font-weight="normal" officeooo:rsid="00350ec9" style:font-size-asian="18pt" style:font-style-asian="normal" style:font-weight-asian="normal" style:font-size-complex="18pt"/>
    </style:style>
    <style:style style:name="T129" style:family="text">
      <style:text-properties fo:color="#000000" loext:opacity="100%" style:font-name="Times New Roman" fo:font-size="18pt" fo:language="ru" fo:country="RU" officeooo:rsid="00123150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30" style:family="text">
      <style:text-properties fo:color="#000000" loext:opacity="100%" style:font-name="Times New Roman" fo:font-size="18pt" fo:language="ru" fo:country="RU" officeooo:rsid="00157d38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31" style:family="text">
      <style:text-properties fo:color="#000000" loext:opacity="100%" style:font-name="Times New Roman" fo:font-size="18pt" officeooo:rsid="0086d083" style:font-size-asian="18pt" style:font-size-complex="18pt"/>
    </style:style>
    <style:style style:name="T132" style:family="text">
      <style:text-properties fo:color="#000000" loext:opacity="100%" style:font-name="Times New Roman" fo:font-size="18pt" officeooo:rsid="002e7b2a" style:font-size-asian="18pt" style:font-size-complex="18pt"/>
    </style:style>
    <style:style style:name="T133" style:family="text">
      <style:text-properties fo:color="#000000" loext:opacity="100%" style:font-name="Times New Roman" fo:language="en" fo:country="US" officeooo:rsid="00123150" style:letter-kerning="false" style:font-name-asian="Segoe UI" style:language-asian="zh" style:country-asian="CN" style:font-name-complex="Tahoma" style:language-complex="hi" style:country-complex="IN"/>
    </style:style>
    <style:style style:name="T134" style:family="text">
      <style:text-properties fo:color="#000000" loext:opacity="100%" style:font-name="Times New Roman" fo:language="en" fo:country="US" officeooo:rsid="00399388" style:letter-kerning="false" style:font-name-asian="Segoe UI" style:language-asian="zh" style:country-asian="CN" style:font-name-complex="Tahoma" style:language-complex="hi" style:country-complex="IN"/>
    </style:style>
    <style:style style:name="T135" style:family="text">
      <style:text-properties fo:color="#000000" loext:opacity="100%" style:font-name="Times New Roman" fo:language="en" fo:country="US" officeooo:rsid="003da8b5" style:letter-kerning="false" style:font-name-asian="Segoe UI" style:language-asian="zh" style:country-asian="CN" style:font-name-complex="Tahoma" style:language-complex="hi" style:country-complex="IN"/>
    </style:style>
    <style:style style:name="T136" style:family="text">
      <style:text-properties fo:color="#000000" loext:opacity="100%" style:text-position="0% 100%" style:font-name="Times New Roman" fo:font-size="18pt" fo:language="en" fo:country="US" officeooo:rsid="00375bd6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37" style:family="text">
      <style:text-properties fo:color="#000000" loext:opacity="100%" style:text-position="0% 100%" style:font-name="Times New Roman" fo:font-size="18pt" fo:language="en" fo:country="US" officeooo:rsid="00399388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38" style:family="text">
      <style:text-properties fo:color="#000000" loext:opacity="100%" style:text-position="0% 100%" style:font-name="Times New Roman" fo:font-size="18pt" fo:language="en" fo:country="US" fo:font-style="normal" fo:font-weight="normal" officeooo:rsid="002e7b2a" style:font-size-asian="15.75pt" style:font-style-asian="normal" style:font-weight-asian="normal" style:font-size-complex="18pt"/>
    </style:style>
    <style:style style:name="T139" style:family="text">
      <style:text-properties fo:color="#000000" loext:opacity="100%" style:text-position="0% 100%" style:font-name="Times New Roman" fo:font-size="18pt" fo:language="en" fo:country="US" fo:font-style="normal" fo:font-weight="normal" officeooo:rsid="0086d083" style:font-size-asian="18pt" style:font-style-asian="normal" style:font-weight-asian="normal" style:font-size-complex="18pt"/>
    </style:style>
    <style:style style:name="T140" style:family="text">
      <style:text-properties fo:color="#000000" loext:opacity="100%" style:text-position="0% 100%" style:font-name="Times New Roman" fo:font-size="18pt" fo:language="en" fo:country="US" fo:font-style="normal" fo:font-weight="normal" officeooo:rsid="000f8a4b" style:font-size-asian="18pt" style:font-style-asian="normal" style:font-weight-asian="normal" style:font-size-complex="18pt"/>
    </style:style>
    <style:style style:name="T141" style:family="text">
      <style:text-properties fo:color="#000000" loext:opacity="100%" style:text-position="0% 100%" style:font-name="Times New Roman" fo:font-size="18pt" fo:language="en" fo:country="US" fo:font-style="normal" fo:font-weight="normal" officeooo:rsid="00350ec9" style:font-size-asian="18pt" style:font-style-asian="normal" style:font-weight-asian="normal" style:font-size-complex="18pt"/>
    </style:style>
    <style:style style:name="T142" style:family="text">
      <style:text-properties fo:color="#000000" loext:opacity="100%" style:text-position="0% 100%" style:font-name="Times New Roman" fo:font-size="18pt" fo:language="ru" fo:country="RU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43" style:family="text">
      <style:text-properties fo:color="#000000" loext:opacity="100%" style:text-position="0% 100%" style:font-name="Times New Roman" fo:font-size="18pt" fo:language="ru" fo:country="RU" officeooo:rsid="003b362f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44" style:family="text">
      <style:text-properties fo:color="#000000" loext:opacity="100%" style:text-position="0% 100%" style:font-name="Times New Roman" fo:font-size="18pt" officeooo:rsid="003b362f" style:letter-kerning="false" style:font-name-asian="Segoe UI" style:font-size-asian="18pt" style:language-asian="zh" style:country-asian="CN" style:font-name-complex="Tahoma" style:font-size-complex="18pt" style:language-complex="hi" style:country-complex="IN"/>
    </style:style>
    <style:style style:name="T145" style:family="text">
      <style:text-properties fo:color="#000000" loext:opacity="100%" style:text-position="0% 100%" style:font-name="Times New Roman" fo:language="en" fo:country="US" fo:font-style="normal" fo:font-weight="normal" officeooo:rsid="00350ec9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46" style:family="text">
      <style:text-properties fo:color="#000000" loext:opacity="100%" style:text-position="0% 100%" style:font-name="Times New Roman" fo:font-style="normal" fo:font-weight="normal" officeooo:rsid="00350ec9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47" style:family="text">
      <style:text-properties fo:color="#000000" loext:opacity="100%" style:text-position="0% 100%" fo:language="en" fo:country="US" fo:font-style="normal" fo:font-weight="normal" officeooo:rsid="002e7b2a" style:font-size-asian="15.75pt" style:font-style-asian="normal" style:font-weight-asian="normal"/>
    </style:style>
    <style:style style:name="T148" style:family="text">
      <style:text-properties fo:color="#000000" loext:opacity="100%" style:text-position="0% 100%" fo:language="en" fo:country="US" fo:font-style="normal" fo:font-weight="normal" officeooo:rsid="003b362f" style:font-size-asian="15.75pt" style:font-style-asian="normal" style:font-weight-asian="normal"/>
    </style:style>
    <style:style style:name="T149" style:family="text">
      <style:text-properties fo:color="#000000" loext:opacity="100%" style:text-position="0% 100%" fo:language="en" fo:country="US" fo:font-style="normal" fo:font-weight="normal" style:font-style-asian="normal" style:font-weight-asian="normal"/>
    </style:style>
    <style:style style:name="T150" style:family="text">
      <style:text-properties fo:color="#000000" loext:opacity="100%" style:text-position="0% 100%" fo:language="en" fo:country="US" fo:font-style="normal" fo:font-weight="normal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51" style:family="text">
      <style:text-properties fo:color="#000000" loext:opacity="100%" style:text-position="0% 100%" fo:language="en" fo:country="US" fo:font-style="normal" fo:font-weight="normal" officeooo:rsid="0040315f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52" style:family="text">
      <style:text-properties fo:color="#000000" loext:opacity="100%" style:text-position="0% 100%" fo:font-style="normal" fo:font-weight="normal" style:font-style-asian="normal" style:font-weight-asian="normal"/>
    </style:style>
    <style:style style:name="T153" style:family="text">
      <style:text-properties fo:color="#000000" loext:opacity="100%" style:text-position="0% 100%" fo:font-style="normal" fo:font-weight="normal" officeooo:rsid="003b362f" style:font-style-asian="normal" style:font-weight-asian="normal"/>
    </style:style>
    <style:style style:name="T154" style:family="text">
      <style:text-properties fo:color="#000000" loext:opacity="100%" style:text-position="0% 100%" fo:font-style="normal" fo:font-weight="normal" officeooo:rsid="002e7b2a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55" style:family="text">
      <style:text-properties fo:color="#000000" loext:opacity="100%" style:text-position="0% 100%" fo:font-style="normal" fo:font-weight="normal" officeooo:rsid="00350ec9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56" style:family="text">
      <style:text-properties fo:color="#000000" loext:opacity="100%" style:text-position="0% 100%" fo:font-style="normal" fo:font-weight="normal" officeooo:rsid="003b362f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57" style:family="text">
      <style:text-properties fo:color="#000000" loext:opacity="100%" style:text-position="0% 100%" fo:font-style="normal" fo:font-weight="normal" officeooo:rsid="003e49ee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58" style:family="text">
      <style:text-properties fo:color="#000000" loext:opacity="100%" style:text-position="0% 100%" fo:font-style="normal" fo:font-weight="normal" officeooo:rsid="0040315f" style:letter-kerning="false" style:font-name-asian="Segoe UI" style:language-asian="zh" style:country-asian="CN" style:font-style-asian="normal" style:font-weight-asian="normal" style:font-name-complex="Tahoma" style:language-complex="hi" style:country-complex="IN"/>
    </style:style>
    <style:style style:name="T159" style:family="text">
      <style:text-properties fo:color="#000000" loext:opacity="100%" style:text-position="0% 100%" officeooo:rsid="002e7b2a" style:letter-kerning="false" style:font-name-asian="Segoe UI" style:language-asian="zh" style:country-asian="CN" style:font-name-complex="Tahoma" style:language-complex="hi" style:country-complex="IN"/>
    </style:style>
    <style:style style:name="T160" style:family="text">
      <style:text-properties fo:color="#000000" loext:opacity="100%" style:text-position="0% 100%" officeooo:rsid="00350ec9" style:letter-kerning="false" style:font-name-asian="Segoe UI" style:language-asian="zh" style:country-asian="CN" style:font-name-complex="Tahoma" style:language-complex="hi" style:country-complex="IN"/>
    </style:style>
    <style:style style:name="T161" style:family="text">
      <style:text-properties fo:color="#000000" loext:opacity="100%" style:text-position="0% 100%" officeooo:rsid="003b362f" style:letter-kerning="false" style:font-name-asian="Segoe UI" style:language-asian="zh" style:country-asian="CN" style:font-name-complex="Tahoma" style:language-complex="hi" style:country-complex="IN"/>
    </style:style>
    <style:style style:name="T162" style:family="text">
      <style:text-properties fo:color="#000000" loext:opacity="100%" style:letter-kerning="false" style:font-name-asian="Segoe UI" style:language-asian="zh" style:country-asian="CN" style:font-name-complex="Tahoma" style:language-complex="hi" style:country-complex="IN"/>
    </style:style>
    <style:style style:name="T163" style:family="text">
      <style:text-properties fo:color="#000000" loext:opacity="100%" officeooo:rsid="00123150" style:letter-kerning="false" style:font-name-asian="Segoe UI" style:language-asian="zh" style:country-asian="CN" style:font-name-complex="Tahoma" style:language-complex="hi" style:country-complex="IN"/>
    </style:style>
    <style:style style:name="T164" style:family="text">
      <style:text-properties fo:color="#000000" loext:opacity="100%" officeooo:rsid="0037f3a2" style:letter-kerning="false" style:font-name-asian="Segoe UI" style:language-asian="zh" style:country-asian="CN" style:font-name-complex="Tahoma" style:language-complex="hi" style:country-complex="IN"/>
    </style:style>
    <style:style style:name="T165" style:family="text">
      <style:text-properties fo:color="#000000" loext:opacity="100%" fo:language="ru" fo:country="RU" style:letter-kerning="false" style:font-name-asian="Segoe UI" style:language-asian="zh" style:country-asian="CN" style:font-name-complex="Tahoma" style:language-complex="hi" style:country-complex="IN"/>
    </style:style>
    <style:style style:name="T166" style:family="text">
      <style:text-properties fo:language="en" fo:country="US"/>
    </style:style>
    <style:style style:name="T167" style:family="text">
      <style:text-properties fo:language="en" fo:country="US" officeooo:rsid="002e7b2a"/>
    </style:style>
    <style:style style:name="T168" style:family="text">
      <style:text-properties fo:language="en" fo:country="US" officeooo:rsid="00303bf3"/>
    </style:style>
    <style:style style:name="T169" style:family="text">
      <style:text-properties fo:language="en" fo:country="US" officeooo:rsid="00375b9f"/>
    </style:style>
    <style:style style:name="T170" style:family="text">
      <style:text-properties fo:language="en" fo:country="US" officeooo:rsid="00375bd6"/>
    </style:style>
    <style:style style:name="T171" style:family="text">
      <style:text-properties fo:language="en" fo:country="US" officeooo:rsid="0037f3a2"/>
    </style:style>
    <style:style style:name="T172" style:family="text">
      <style:text-properties fo:language="en" fo:country="US" officeooo:rsid="002e7b2a" style:letter-kerning="false" style:font-name-asian="Segoe UI" style:language-asian="zh" style:country-asian="CN" style:font-name-complex="Tahoma" style:language-complex="hi" style:country-complex="IN"/>
    </style:style>
    <style:style style:name="T173" style:family="text">
      <style:text-properties fo:language="en" fo:country="US" officeooo:rsid="0037f3a2" style:letter-kerning="false" style:font-name-asian="Segoe UI" style:language-asian="zh" style:country-asian="CN" style:font-name-complex="Tahoma" style:language-complex="hi" style:country-complex="IN"/>
    </style:style>
    <style:style style:name="T174" style:family="text">
      <style:text-properties fo:language="en" fo:country="US" officeooo:rsid="003c34a9"/>
    </style:style>
    <style:style style:name="T175" style:family="text">
      <style:text-properties fo:language="ru" fo:country="RU" officeooo:rsid="002e7b2a" style:letter-kerning="false" style:font-name-asian="Segoe UI" style:language-asian="zh" style:country-asian="CN" style:font-name-complex="Tahoma" style:language-complex="hi" style:country-complex="IN"/>
    </style:style>
    <style:style style:name="T176" style:family="text">
      <style:text-properties fo:font-weight="bold" style:font-weight-asian="bold" style:font-weight-complex="bold"/>
    </style:style>
    <style:style style:name="T177" style:family="text">
      <style:text-properties officeooo:rsid="00463559"/>
    </style:style>
    <style:style style:name="gr1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cm" svg:stroke-color="#000000" draw:fill="solid" draw:fill-color="#ffffff" draw:textarea-vertical-align="middle" draw:auto-grow-height="false" fo:min-height="1.136cm" fo:min-width="1.136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solid" svg:stroke-width="0cm" svg:stroke-color="#000000" draw:fill="solid" draw:fill-color="#ffffff" draw:textarea-vertical-align="middle" draw:auto-grow-height="false" fo:min-height="1.736cm" fo:min-width="2.099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000000" draw:fill="solid" draw:fill-color="#ffffff" draw:textarea-vertical-align="middle" draw:auto-grow-height="false" fo:min-height="1.617cm" fo:min-width="2.198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/>
      <text:p text:style-name="P108">Москвоский авиационный институт</text:p>
      <text:p text:style-name="P108">(национальный исследовательский университет)</text:p>
      <text:p text:style-name="P109"/>
      <text:p text:style-name="P109"/>
      <text:p text:style-name="P109"/>
      <text:p text:style-name="P109"/>
      <text:p text:style-name="P109">Институт информационных технологий и прикладной математики</text:p>
      <text:p text:style-name="P109">Кафедра вычислительной математики и программирования</text:p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/>
      <text:p text:style-name="P109">Курсовая работа по курсу «Системы программирования»</text:p>
      <text:p text:style-name="P109">Тема: «<text:span text:style-name="T177">Синтезированные атрибуты</text:span>»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Студент: <text:span text:style-name="T177">Воронов К.М.</text:span></text:p>
      <text:p text:style-name="P110">Преподаватель: Семёнов А. С.</text:p>
      <text:p text:style-name="P110">Группа: М8О-207Б-19</text:p>
      <text:p text:style-name="P110">Дата:</text:p>
      <text:p text:style-name="P110">Оценка:</text:p>
      <text:p text:style-name="P110">Подпись:</text:p>
      <text:p text:style-name="P112"/>
      <text:p text:style-name="P112"/>
      <text:p text:style-name="P112"/>
      <text:p text:style-name="P112"/>
      <text:p text:style-name="P112"/>
      <text:p text:style-name="P26"><text:soft-page-break/>Исходная транслирующая грамматика </text:p>
      <text:p text:style-name="P1"><text:bookmark text:name="page417R_mcid11"/><text:span text:style-name="T2">0.</text:span><text:bookmark text:name="page417R_mcid12"/><text:span text:style-name="T2"> S</text:span><text:bookmark text:name="page417R_mcid14"/><text:bookmark text:name="page417R_mcid13"/><text:span text:style-name="T2">→</text:span><text:bookmark text:name="page417R_mcid16"/><text:bookmark text:name="page417R_mcid15"/><text:span text:style-name="T2">E {ОТВЕТ}</text:span></text:p>
      <text:p text:style-name="P1"><text:bookmark text:name="page417R_mcid19"/><text:bookmark text:name="page417R_mcid17"/><text:bookmark text:name="page417R_mcid18"/><text:span text:style-name="T2">1.</text:span><text:bookmark text:name="page417R_mcid20"/><text:span text:style-name="T2"> E</text:span><text:bookmark text:name="page417R_mcid22"/><text:bookmark text:name="page417R_mcid21"/><text:span text:style-name="T2">→</text:span><text:bookmark text:name="page417R_mcid24"/><text:bookmark text:name="page417R_mcid23"/><text:span text:style-name="T2">E</text:span><text:bookmark text:name="page417R_mcid26"/><text:bookmark text:name="page417R_mcid25"/><text:span text:style-name="T2">+ Т</text:span></text:p>
      <text:p text:style-name="P1"><text:bookmark text:name="page417R_mcid29"/><text:bookmark text:name="page417R_mcid27"/><text:bookmark text:name="page417R_mcid28"/><text:span text:style-name="T2">2</text:span><text:bookmark text:name="page417R_mcid30"/><text:span text:style-name="T2">.</text:span><text:bookmark text:name="page417R_mcid31"/><text:bookmark text:name="page417R_mcid32"/><text:span text:style-name="T2"> E</text:span><text:bookmark text:name="page417R_mcid34"/><text:bookmark text:name="page417R_mcid33"/><text:span text:style-name="T2">→</text:span><text:bookmark text:name="page417R_mcid36"/><text:bookmark text:name="page417R_mcid35"/><text:span text:style-name="T2">Т</text:span></text:p>
      <text:p text:style-name="P1"><text:bookmark text:name="page417R_mcid39"/><text:bookmark text:name="page417R_mcid37"/><text:bookmark text:name="page417R_mcid38"/><text:span text:style-name="T2">3</text:span><text:bookmark text:name="page417R_mcid40"/><text:span text:style-name="T2">.</text:span><text:bookmark text:name="page417R_mcid41"/><text:bookmark text:name="page417R_mcid42"/><text:span text:style-name="T2"> Т </text:span><text:bookmark text:name="page417R_mcid43"/><text:span text:style-name="T2">→</text:span><text:bookmark text:name="page417R_mcid45"/><text:bookmark text:name="page417R_mcid44"/><text:span text:style-name="T2">Т * Р</text:span></text:p>
      <text:p text:style-name="P1"><text:bookmark text:name="page417R_mcid48"/><text:bookmark text:name="page417R_mcid46"/><text:bookmark text:name="page417R_mcid47"/><text:span text:style-name="T2">4</text:span><text:bookmark text:name="page417R_mcid49"/><text:span text:style-name="T2">.</text:span><text:bookmark text:name="page417R_mcid50"/><text:bookmark text:name="page417R_mcid51"/><text:span text:style-name="T2"> Т </text:span><text:bookmark text:name="page417R_mcid52"/><text:span text:style-name="T2">→</text:span><text:bookmark text:name="page417R_mcid54"/><text:bookmark text:name="page417R_mcid53"/><text:span text:style-name="T2">Р</text:span></text:p>
      <text:p text:style-name="P1"><text:bookmark text:name="page417R_mcid57"/><text:bookmark text:name="page417R_mcid55"/><text:bookmark text:name="page417R_mcid56"/><text:span text:style-name="T2">5</text:span><text:bookmark text:name="page417R_mcid58"/><text:span text:style-name="T2"> .</text:span><text:bookmark text:name="page417R_mcid60"/><text:bookmark text:name="page417R_mcid59"/><text:span text:style-name="T2">Р </text:span><text:bookmark text:name="page417R_mcid61"/><text:span text:style-name="T2">→</text:span><text:bookmark text:name="page417R_mcid63"/><text:bookmark text:name="page417R_mcid62"/><text:span text:style-name="T2">с</text:span></text:p>
      <text:p text:style-name="P1"><text:bookmark text:name="page417R_mcid66"/><text:bookmark text:name="page417R_mcid65"/><text:bookmark text:name="page417R_mcid64"/><text:bookmark text:name="page417R_mcid67"/><text:span text:style-name="T2">6</text:span><text:bookmark text:name="page417R_mcid68"/><text:span text:style-name="T2">.</text:span><text:bookmark text:name="page417R_mcid69"/><text:bookmark text:name="page417R_mcid70"/><text:span text:style-name="T2"> Р </text:span><text:bookmark text:name="page417R_mcid71"/><text:span text:style-name="T2">→</text:span><text:bookmark text:name="page417R_mcid73"/><text:bookmark text:name="page417R_mcid72"/><text:span text:style-name="T2">(E</text:span><text:bookmark text:name="page417R_mcid74"/><text:span text:style-name="T2">)</text:span></text:p>
      <text:p text:style-name="P29"/>
      <text:p text:style-name="P27"/>
      <text:p text:style-name="P27"/>
      <text:p text:style-name="P31"><text:bookmark text:name="page417R_mcid82"/><text:span text:style-name="T2">Дерево вывода цепочки</text:span><text:bookmark text:name="page417R_mcid92"/><text:bookmark text:name="page417R_mcid93"/><text:span text:style-name="T2"> в </text:span><text:span text:style-name="T3">c</text:span><text:span text:style-name="T92">5</text:span><text:span text:style-name="T3"> </text:span><text:span text:style-name="T4">+ </text:span><text:span text:style-name="T3">c</text:span><text:span text:style-name="T92">2 </text:span><text:span text:style-name="T3">* c</text:span><text:span text:style-name="T92">3</text:span></text:p>
      <text:p text:style-name="P31"><text:span text:style-name="T2">во входной (а) и атрибутной </text:span><text:bookmark text:name="page417R_mcid94"/><text:span text:style-name="T2">транслирующей </text:span><text:bookmark text:name="page417R_mcid95"/><text:span text:style-name="T2">(б) грамматиках</text:span><text:bookmark text:name="page417R_mcid96"/><text:span text:style-name="T2">. </text:span></text:p>
      <text:p text:style-name="P2"/>
      <text:p text:style-name="P2"/>
      <text:p text:style-name="P2"/>
      <text:p text:style-name="P2">a) </text:p>
      <text:p text:style-name="P35"><draw:custom-shape text:anchor-type="paragraph" draw:z-index="57" draw:name="Фигура1_28" draw:style-name="gr2" draw:text-style-name="P114" svg:width="1.606cm" svg:height="1.606cm" svg:x="7.094cm" svg:y="0.219cm"><text:p text:style-name="P98"><text:span text:style-name="T109">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/>
      <text:p text:style-name="P70"><draw:line text:anchor-type="paragraph" draw:z-index="14" draw:name="Фигура4_1" draw:style-name="gr1" draw:text-style-name="P113" svg:x1="7.244cm" svg:y1="0.018cm" svg:x2="5.563cm" svg:y2="1.325cm"><text:p/></draw:line><draw:line text:anchor-type="paragraph" draw:z-index="16" draw:name="Фигура4_3" draw:style-name="gr1" draw:text-style-name="P113" svg:x1="8.694cm" svg:y1="0.002cm" svg:x2="11.074cm" svg:y2="1.112cm"><text:p/></draw:line></text:p>
      <text:p text:style-name="P70"><draw:custom-shape text:anchor-type="paragraph" draw:z-index="2" draw:name="Фигура1_1" draw:style-name="gr2" draw:text-style-name="P114" svg:width="1.606cm" svg:height="1.606cm" svg:x="4.131cm" svg:y="0.445cm"><text:p text:style-name="P98"><text:span text:style-name="T109">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" draw:name="Фигура1_2" draw:style-name="gr4" draw:text-style-name="P114" svg:width="3.109cm" svg:height="2.285cm" svg:x="10.934cm" svg:y="0.139cm"><text:p text:style-name="P98"><text:span text:style-name="T109">{ОТВЕТ}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/>
      <text:p text:style-name="P70"><draw:line text:anchor-type="paragraph" draw:z-index="12" draw:name="Фигура4" draw:style-name="gr1" draw:text-style-name="P113" svg:x1="4.137cm" svg:y1="0.439cm" svg:x2="2.508cm" svg:y2="1.787cm"><text:p/></draw:line></text:p>
      <text:p text:style-name="P70"><draw:line text:anchor-type="paragraph" draw:z-index="11" draw:name="Фигура3" draw:style-name="gr1" draw:text-style-name="P113" svg:x1="4.927cm" svg:y1="0.344cm" svg:x2="4.923cm" svg:y2="0.34cm"><text:p/></draw:line><draw:line text:anchor-type="paragraph" draw:z-index="15" draw:name="Фигура4_2" draw:style-name="gr1" draw:text-style-name="P113" svg:x1="5.542cm" svg:y1="0.058cm" svg:x2="7.031cm" svg:y2="1.36cm"><text:p/></draw:line><draw:line text:anchor-type="paragraph" draw:z-index="66" draw:name="Фигура4_30" draw:style-name="gr1" draw:text-style-name="P113" svg:x1="4.938cm" svg:y1="1.212cm" svg:x2="4.927cm" svg:y2="0.346cm"><text:p/></draw:line></text:p>
      <text:p text:style-name="P70"><draw:custom-shape text:anchor-type="paragraph" draw:z-index="4" draw:name="Фигура1_3" draw:style-name="gr2" draw:text-style-name="P114" svg:width="1.606cm" svg:height="1.606cm" svg:x="1.129cm" svg:y="0.503cm"><text:p text:style-name="P98"><text:span text:style-name="T109">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><draw:custom-shape text:anchor-type="paragraph" draw:z-index="1" draw:name="Фигура1_0" draw:style-name="gr2" draw:text-style-name="P114" svg:width="1.606cm" svg:height="1.606cm" svg:x="4.131cm" svg:y="0.076cm"><text:p text:style-name="P98"><text:span text:style-name="T109">+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" draw:name="Фигура1_6" draw:style-name="gr2" draw:text-style-name="P114" svg:width="1.606cm" svg:height="1.606cm" svg:x="6.726cm" svg:y="0.028cm"><text:p text:style-name="P98"><text:span text:style-name="T109">T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/>
      <text:p text:style-name="P70"><draw:line text:anchor-type="paragraph" draw:z-index="10" draw:name="Фигура2" draw:style-name="gr1" draw:text-style-name="P113" svg:x1="7.539cm" svg:y1="0.492cm" svg:x2="7.535cm" svg:y2="0.496cm"><text:p/></draw:line><draw:line text:anchor-type="paragraph" draw:z-index="13" draw:name="Фигура4_0" draw:style-name="gr1" draw:text-style-name="P113" svg:x1="6.938cm" svg:y1="0.211cm" svg:x2="5.633cm" svg:y2="1.719cm"><text:p/></draw:line><draw:line text:anchor-type="paragraph" draw:z-index="18" draw:name="Фигура4_5" draw:style-name="gr1" draw:text-style-name="P113" svg:x1="8.176cm" svg:y1="0.161cm" svg:x2="9.336cm" svg:y2="1.557cm"><text:p/></draw:line><draw:line text:anchor-type="paragraph" draw:z-index="22" draw:name="Фигура4_8" draw:style-name="gr1" draw:text-style-name="P113" svg:x1="1.86cm" svg:y1="0.399cm" svg:x2="1.856cm" svg:y2="0.403cm"><text:p/></draw:line><draw:line text:anchor-type="paragraph" draw:z-index="61" draw:name="Фигура4_26" draw:style-name="gr1" draw:text-style-name="P113" svg:x1="7.571cm" svg:y1="1.596cm" svg:x2="7.539cm" svg:y2="0.497cm"><text:p/></draw:line><draw:line text:anchor-type="paragraph" draw:z-index="64" draw:name="Фигура4_29" draw:style-name="gr1" draw:text-style-name="P113" svg:x1="1.926cm" svg:y1="1.949cm" svg:x2="1.926cm" svg:y2="0.404cm"><text:p/></draw:line></text:p>
      <text:p text:style-name="P70"/>
      <text:p text:style-name="P70"><draw:custom-shape text:anchor-type="paragraph" draw:z-index="5" draw:name="Фигура1_4" draw:style-name="gr2" draw:text-style-name="P114" svg:width="1.606cm" svg:height="1.606cm" svg:x="4.396cm" svg:y="0.46cm"><text:p text:style-name="P98"><text:span text:style-name="T109">T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name="Фигура1_7" draw:style-name="gr2" draw:text-style-name="P114" svg:width="1.606cm" svg:height="1.606cm" svg:x="6.749cm" svg:y="0.46cm"><text:p text:style-name="P98"><text:span text:style-name="T109">*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" draw:name="Фигура1_8" draw:style-name="gr2" draw:text-style-name="P114" svg:width="1.606cm" svg:height="1.606cm" svg:x="8.865cm" svg:y="0.413cm"><text:p text:style-name="P98"><text:span text:style-name="T109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><draw:custom-shape text:anchor-type="paragraph" draw:z-index="23" draw:name="Фигура1_10" draw:style-name="gr2" draw:text-style-name="P114" svg:width="1.606cm" svg:height="1.606cm" svg:x="1.104cm" svg:y="0.245cm"><text:p text:style-name="P98"><text:span text:style-name="T109">T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/>
      <text:p text:style-name="P70"><draw:custom-shape text:anchor-type="paragraph" draw:z-index="6" draw:name="Фигура1_5" draw:style-name="gr2" draw:text-style-name="P114" svg:width="1.606cm" svg:height="1.606cm" svg:x="4.397cm" svg:y="1.438cm"><text:p text:style-name="P98"><text:span text:style-name="T109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paragraph" draw:z-index="19" draw:name="Фигура4_6" draw:style-name="gr1" draw:text-style-name="P113" svg:x1="5.114cm" svg:y1="0.36cm" svg:x2="5.11cm" svg:y2="0.356cm"><text:p/></draw:line><draw:line text:anchor-type="paragraph" draw:z-index="20" draw:name="Фигура4_7" draw:style-name="gr1" draw:text-style-name="P113" svg:x1="9.704cm" svg:y1="0.309cm" svg:x2="9.7cm" svg:y2="0.313cm"><text:p/></draw:line><draw:custom-shape text:anchor-type="paragraph" draw:z-index="21" draw:name="Фигура1_9" draw:style-name="gr2" draw:text-style-name="P114" svg:width="1.606cm" svg:height="1.606cm" svg:x="8.883cm" svg:y="1.455cm"><text:p text:style-name="P98"><text:span text:style-name="T109">c</text:span><text:span text:style-name="T110">3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4" draw:name="Фигура1_11" draw:style-name="gr2" draw:text-style-name="P114" svg:width="1.606cm" svg:height="1.606cm" svg:x="1.127cm" svg:y="1.588cm"><text:p text:style-name="P98"><text:span text:style-name="T109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5" draw:name="Фигура1_12" draw:style-name="gr2" draw:text-style-name="P114" svg:width="1.606cm" svg:height="1.606cm" svg:x="1.097cm" svg:y="4.419cm"><text:p text:style-name="P98"><text:span text:style-name="T109">c</text:span><text:span text:style-name="T110">5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27" draw:name="Фигура1_13" draw:style-name="gr2" draw:text-style-name="P114" svg:width="1.606cm" svg:height="1.606cm" svg:x="4.297cm" svg:y="4.489cm"><text:p text:style-name="P98"><text:span text:style-name="T109">c</text:span><text:span text:style-name="T110">2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paragraph" draw:z-index="62" draw:name="Фигура4_27" draw:style-name="gr1" draw:text-style-name="P113" svg:x1="9.698cm" svg:y1="1.458cm" svg:x2="9.708cm" svg:y2="0.309cm"><text:p/></draw:line><draw:line text:anchor-type="paragraph" draw:z-index="60" draw:name="Фигура4_25" draw:style-name="gr1" draw:text-style-name="P113" svg:x1="5.219cm" svg:y1="1.438cm" svg:x2="5.219cm" svg:y2="0.362cm"><text:p/></draw:line></text:p>
      <text:p text:style-name="P70"><draw:line text:anchor-type="paragraph" draw:z-index="17" draw:name="Фигура4_4" draw:style-name="gr1" draw:text-style-name="P113" svg:x1="1.918cm" svg:y1="0.145cm" svg:x2="1.914cm" svg:y2="0.141cm"><text:p/></draw:line><draw:line text:anchor-type="paragraph" draw:z-index="63" draw:name="Фигура4_28" draw:style-name="gr1" draw:text-style-name="P113" svg:x1="1.917cm" svg:y1="1.019cm" svg:x2="1.917cm" svg:y2="0.146cm"><text:p/></draw:line></text:p>
      <text:p text:style-name="P70"/>
      <text:p text:style-name="P70"/>
      <text:p text:style-name="P70"/>
      <text:p text:style-name="P70"><draw:line text:anchor-type="paragraph" draw:z-index="26" draw:name="Фигура4_9" draw:style-name="gr1" draw:text-style-name="P113" svg:x1="1.903cm" svg:y1="1.579cm" svg:x2="1.882cm" svg:y2="0.369cm"><text:p/></draw:line><draw:line text:anchor-type="paragraph" draw:z-index="28" draw:name="Фигура4_10" draw:style-name="gr1" draw:text-style-name="P113" svg:x1="5.149cm" svg:y1="1.649cm" svg:x2="5.124cm" svg:y2="0.203cm"><text:p/></draw:line></text:p>
      <text:p text:style-name="P70"/>
      <text:p text:style-name="P70"/>
      <text:p text:style-name="P70"><text:soft-page-break/></text:p>
      <text:p text:style-name="P70"/>
      <text:p text:style-name="P76">Третье дерево</text:p>
      <text:p text:style-name="P72">с одинаковыми нетерминальными в левой части одинаковые атрибуты</text:p>
      <text:p text:style-name="P15">АТ-грамматики из исходной транслирующей грамматики</text:p>
      <text:p text:style-name="P95"/>
      <text:p text:style-name="P32"><text:bookmark text:name="page422R_mcid9"/><text:span text:style-name="T6">0.</text:span><text:bookmark text:name="page422R_mcid10"/><text:span text:style-name="T6"> S</text:span><text:bookmark text:name="page422R_mcid11"/><text:span text:style-name="T6">→</text:span><text:bookmark text:name="page422R_mcid13"/><text:bookmark text:name="page422R_mcid12"/><text:span text:style-name="T6">E</text:span><text:bookmark text:name="page422R_mcid14"/><text:span text:style-name="T91">q</text:span><text:bookmark text:name="page422R_mcid15"/><text:bookmark text:name="page422R_mcid16"/><text:span text:style-name="T6">{ОТВЕТ}</text:span><text:bookmark text:name="page422R_mcid17"/><text:span text:style-name="T91">р</text:span></text:p>
      <text:p text:style-name="P32"><text:bookmark text:name="page422R_mcid20"/><text:bookmark text:name="page422R_mcid18"/><text:bookmark text:name="page422R_mcid19"/><text:span text:style-name="T6"><text:tab/>q</text:span><text:bookmark text:name="page422R_mcid22"/><text:bookmark text:name="page422R_mcid21"/><text:span text:style-name="T6">⟵</text:span><text:bookmark text:name="page422R_mcid24"/><text:bookmark text:name="page422R_mcid23"/><text:span text:style-name="T6">р</text:span></text:p>
      <text:p text:style-name="P32"><text:bookmark text:name="page422R_mcid27"/><text:bookmark text:name="page422R_mcid25"/><text:bookmark text:name="page422R_mcid26"/><text:span text:style-name="T6">1.</text:span><text:bookmark text:name="page422R_mcid28"/><text:span text:style-name="T6">E</text:span><text:bookmark text:name="page422R_mcid29"/><text:span text:style-name="T91">p</text:span><text:bookmark text:name="page422R_mcid31"/><text:bookmark text:name="page422R_mcid30"/><text:span text:style-name="T6">→</text:span><text:bookmark text:name="page422R_mcid33"/><text:bookmark text:name="page422R_mcid32"/><text:span text:style-name="T6">E</text:span><text:bookmark text:name="page422R_mcid34"/><text:span text:style-name="T91">q</text:span><text:bookmark text:name="page422R_mcid36"/><text:bookmark text:name="page422R_mcid35"/><text:span text:style-name="T6">+ T</text:span><text:bookmark text:name="page422R_mcid37"/><text:span text:style-name="T91">r</text:span></text:p>
      <text:p text:style-name="P96"><text:bookmark text:name="page422R_mcid40"/><text:bookmark text:name="page422R_mcid38"/><text:bookmark text:name="page422R_mcid39"/><text:tab/>p ⟵q + r</text:p>
      <text:p text:style-name="P32"><text:bookmark text:name="page422R_mcid41"/><text:bookmark text:name="page422R_mcid42"/><text:span text:style-name="T6">2. E</text:span><text:span text:style-name="T91">p</text:span><text:span text:style-name="T6">→T</text:span><text:span text:style-name="T91">q</text:span></text:p>
      <text:p text:style-name="P96"><text:bookmark text:name="page422R_mcid43"/><text:tab/>p ⟵q</text:p>
      <text:p text:style-name="P32"><text:bookmark text:name="page422R_mcid44"/><text:bookmark text:name="page422R_mcid45"/><text:span text:style-name="T6">3. T</text:span><text:span text:style-name="T91">p</text:span><text:span text:style-name="T6">→T</text:span><text:span text:style-name="T91">q</text:span><text:span text:style-name="T6">* P</text:span><text:span text:style-name="T91">r</text:span></text:p>
      <text:p text:style-name="P96"><text:bookmark text:name="page422R_mcid46"/><text:tab/>p ⟵q * r<text:bookmark text:name="page422R_mcid48"/><text:bookmark text:name="page422R_mcid47"/></text:p>
      <text:p text:style-name="P32"><text:bookmark text:name="page424R_mcid0"/><text:span text:style-name="T1">4. Т</text:span><text:span text:style-name="T91">p</text:span><text:span text:style-name="T1">→Р</text:span><text:span text:style-name="T91">q</text:span></text:p>
      <text:p text:style-name="P15"><text:bookmark text:name="page424R_mcid1"/><text:tab/>p ⟵q</text:p>
      <text:p text:style-name="P32"><text:bookmark text:name="page424R_mcid2"/><text:bookmark text:name="page424R_mcid3"/><text:span text:style-name="T1">5. Р</text:span><text:span text:style-name="T91">p</text:span><text:span text:style-name="T1">→с</text:span><text:span text:style-name="T91">q</text:span></text:p>
      <text:p text:style-name="P15"><text:bookmark text:name="page424R_mcid4"/><text:tab/>p ⟵q</text:p>
      <text:p text:style-name="P32"><text:bookmark text:name="page424R_mcid5"/><text:bookmark text:name="page424R_mcid6"/><text:span text:style-name="T1">6. P</text:span><text:span text:style-name="T91">p</text:span><text:span text:style-name="T1">→(E</text:span><text:span text:style-name="T91">q</text:span><text:span text:style-name="T1">)</text:span></text:p>
      <text:p text:style-name="P15"><text:bookmark text:name="page424R_mcid7"/><text:tab/>p ⟵q </text:p>
      <text:p text:style-name="P75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><text:soft-page-break/></text:p>
      <text:p text:style-name="P77">Дерево вывода входной АТ-грамматики</text:p>
      <text:p text:style-name="P70"/>
      <text:p text:style-name="P73"><draw:custom-shape text:anchor-type="paragraph" draw:z-index="0" draw:name="Фигура1" draw:style-name="gr2" draw:text-style-name="P114" svg:width="1.606cm" svg:height="1.606cm" svg:x="7.094cm" svg:y="0.03cm"><text:p text:style-name="P98"><text:span text:style-name="T109">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><draw:line text:anchor-type="paragraph" draw:z-index="44" draw:name="Фигура4_15" draw:style-name="gr1" draw:text-style-name="P113" svg:x1="8.631cm" svg:y1="0.528cm" svg:x2="11.222cm" svg:y2="1.791cm"><text:p/></draw:line></text:p>
      <text:p text:style-name="P70"><draw:line text:anchor-type="paragraph" draw:z-index="42" draw:name="Фигура4_13" draw:style-name="gr1" draw:text-style-name="P113" svg:x1="7.153cm" svg:y1="0.047cm" svg:x2="5.527cm" svg:y2="1.225cm"><text:p/></draw:line></text:p>
      <text:p text:style-name="P70"><draw:custom-shape text:anchor-type="paragraph" draw:z-index="30" draw:name="Фигура1_15" draw:style-name="gr2" draw:text-style-name="P114" svg:width="1.606cm" svg:height="1.606cm" svg:x="4.131cm" svg:y="0.445cm"><text:p text:style-name="P98"><text:span text:style-name="T109">E</text:span><text:span text:style-name="T110">11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1" draw:name="Фигура1_16" draw:style-name="gr3" draw:text-style-name="P114" svg:width="2.968cm" svg:height="2.456cm" svg:x="10.934cm" svg:y="0.139cm"><text:p text:style-name="P98"><text:span text:style-name="T109">{ОТВЕТ}</text:span><text:span text:style-name="T117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/>
      <text:p text:style-name="P70"><draw:line text:anchor-type="paragraph" draw:z-index="40" draw:name="Фигура4_11" draw:style-name="gr1" draw:text-style-name="P113" svg:x1="4.137cm" svg:y1="0.439cm" svg:x2="2.508cm" svg:y2="1.787cm"><text:p/></draw:line></text:p>
      <text:p text:style-name="P70"><draw:line text:anchor-type="paragraph" draw:z-index="39" draw:name="Фигура3_0" draw:style-name="gr1" draw:text-style-name="P113" svg:x1="4.929cm" svg:y1="0.34cm" svg:x2="4.925cm" svg:y2="0.344cm"><text:p/></draw:line><draw:line text:anchor-type="paragraph" draw:z-index="43" draw:name="Фигура4_14" draw:style-name="gr1" draw:text-style-name="P113" svg:x1="5.542cm" svg:y1="0.058cm" svg:x2="7.031cm" svg:y2="1.36cm"><text:p/></draw:line><draw:line text:anchor-type="paragraph" draw:z-index="65" draw:name="Фигура2_1" draw:style-name="gr1" draw:text-style-name="P113" svg:x1="4.912cm" svg:y1="1.212cm" svg:x2="4.928cm" svg:y2="0.346cm"><text:p/></draw:line></text:p>
      <text:p text:style-name="P70"><draw:custom-shape text:anchor-type="paragraph" draw:z-index="32" draw:name="Фигура1_17" draw:style-name="gr2" draw:text-style-name="P114" svg:width="1.606cm" svg:height="1.606cm" svg:x="1.129cm" svg:y="0.503cm"><text:p text:style-name="P98"><text:span text:style-name="T109">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><draw:custom-shape text:anchor-type="paragraph" draw:z-index="29" draw:name="Фигура1_14" draw:style-name="gr2" draw:text-style-name="P114" svg:width="1.606cm" svg:height="1.606cm" svg:x="4.131cm" svg:y="0.076cm"><text:p text:style-name="P98"><text:span text:style-name="T109">+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5" draw:name="Фигура1_20" draw:style-name="gr2" draw:text-style-name="P114" svg:width="1.606cm" svg:height="1.606cm" svg:x="6.675cm" svg:y="0.028cm"><text:p text:style-name="P98"><text:span text:style-name="T109">T</text:span><text:span text:style-name="T123">6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/>
      <text:p text:style-name="P70"><draw:line text:anchor-type="paragraph" draw:z-index="41" draw:name="Фигура4_12" draw:style-name="gr1" draw:text-style-name="P113" svg:x1="6.91cm" svg:y1="0.259cm" svg:x2="5.636cm" svg:y2="1.715cm"><text:p/></draw:line><draw:line text:anchor-type="paragraph" draw:z-index="46" draw:name="Фигура4_17" draw:style-name="gr1" draw:text-style-name="P113" svg:x1="8.176cm" svg:y1="0.161cm" svg:x2="9.336cm" svg:y2="1.557cm"><text:p/></draw:line><draw:line text:anchor-type="paragraph" draw:z-index="50" draw:name="Фигура4_20" draw:style-name="gr1" draw:text-style-name="P113" svg:x1="1.874cm" svg:y1="0.399cm" svg:x2="1.87cm" svg:y2="0.403cm"><text:p/></draw:line><draw:line text:anchor-type="paragraph" draw:z-index="38" draw:name="Фигура2_0" draw:style-name="gr1" draw:text-style-name="P113" svg:x1="7.571cm" svg:y1="1.596cm" svg:x2="7.571cm" svg:y2="0.497cm"><text:p/></draw:line><draw:line text:anchor-type="paragraph" draw:z-index="59" draw:name="Фигура4_24" draw:style-name="gr1" draw:text-style-name="P113" svg:x1="1.878cm" svg:y1="1.949cm" svg:x2="1.873cm" svg:y2="0.404cm"><text:p/></draw:line></text:p>
      <text:p text:style-name="P70"/>
      <text:p text:style-name="P70"><draw:custom-shape text:anchor-type="paragraph" draw:z-index="33" draw:name="Фигура1_18" draw:style-name="gr2" draw:text-style-name="P114" svg:width="1.606cm" svg:height="1.606cm" svg:x="4.396cm" svg:y="0.46cm"><text:p text:style-name="P98"><text:span text:style-name="T109">T</text:span><text:span text:style-name="T123">2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6" draw:name="Фигура1_21" draw:style-name="gr2" draw:text-style-name="P114" svg:width="1.606cm" svg:height="1.606cm" svg:x="6.749cm" svg:y="0.46cm"><text:p text:style-name="P98"><text:span text:style-name="T109">*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37" draw:name="Фигура1_22" draw:style-name="gr2" draw:text-style-name="P114" svg:width="1.606cm" svg:height="1.606cm" svg:x="8.865cm" svg:y="0.413cm"><text:p text:style-name="P98"><text:span text:style-name="T109">P</text:span><text:span text:style-name="T124">3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><draw:custom-shape text:anchor-type="paragraph" draw:z-index="51" draw:name="Фигура1_24" draw:style-name="gr2" draw:text-style-name="P114" svg:width="1.606cm" svg:height="1.606cm" svg:x="1.104cm" svg:y="0.245cm"><text:p text:style-name="P98"><text:span text:style-name="T109">T</text:span><text:span text:style-name="T123">5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/>
      <text:p text:style-name="P70"><draw:custom-shape text:anchor-type="paragraph" draw:z-index="34" draw:name="Фигура1_19" draw:style-name="gr2" draw:text-style-name="P114" svg:width="1.606cm" svg:height="1.606cm" svg:x="4.397cm" svg:y="1.438cm"><text:p text:style-name="P98"><text:span text:style-name="T109">P</text:span><text:span text:style-name="T123">2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paragraph" draw:z-index="47" draw:name="Фигура4_18" draw:style-name="gr1" draw:text-style-name="P113" svg:x1="5.188cm" svg:y1="1.44cm" svg:x2="5.175cm" svg:y2="0.36cm"><text:p/></draw:line><draw:line text:anchor-type="paragraph" draw:z-index="48" draw:name="Фигура4_19" draw:style-name="gr1" draw:text-style-name="P113" svg:x1="9.701cm" svg:y1="1.456cm" svg:x2="9.653cm" svg:y2="0.312cm"><text:p/></draw:line><draw:custom-shape text:anchor-type="paragraph" draw:z-index="49" draw:name="Фигура1_23" draw:style-name="gr2" draw:text-style-name="P114" svg:width="1.606cm" svg:height="1.606cm" svg:x="8.883cm" svg:y="1.455cm"><text:p text:style-name="P98"><text:span text:style-name="T109">c</text:span><text:span text:style-name="T123">3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2" draw:name="Фигура1_25" draw:style-name="gr2" draw:text-style-name="P114" svg:width="1.606cm" svg:height="1.606cm" svg:x="1.127cm" svg:y="1.588cm"><text:p text:style-name="P98"><text:span text:style-name="T109">P</text:span><text:span text:style-name="T123">5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3" draw:name="Фигура1_26" draw:style-name="gr2" draw:text-style-name="P114" svg:width="1.606cm" svg:height="1.606cm" svg:x="1.097cm" svg:y="4.419cm"><text:p text:style-name="P98"><text:span text:style-name="T109">c</text:span><text:span text:style-name="T110">5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55" draw:name="Фигура1_27" draw:style-name="gr2" draw:text-style-name="P114" svg:width="1.606cm" svg:height="1.606cm" svg:x="4.297cm" svg:y="4.489cm"><text:p text:style-name="P98"><text:span text:style-name="T109">c</text:span><text:span text:style-name="T123">2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0"><draw:line text:anchor-type="paragraph" draw:z-index="45" draw:name="Фигура4_16" draw:style-name="gr1" draw:text-style-name="P113" svg:x1="1.923cm" svg:y1="0.141cm" svg:x2="1.919cm" svg:y2="0.145cm"><text:p/></draw:line><draw:line text:anchor-type="paragraph" draw:z-index="58" draw:name="Фигура4_23" draw:style-name="gr1" draw:text-style-name="P113" svg:x1="1.903cm" svg:y1="1.019cm" svg:x2="1.919cm" svg:y2="0.146cm"><text:p/></draw:line></text:p>
      <text:p text:style-name="P70"/>
      <text:p text:style-name="P70"/>
      <text:p text:style-name="P70"/>
      <text:p text:style-name="P70"><draw:line text:anchor-type="paragraph" draw:z-index="56" draw:name="Фигура4_22" draw:style-name="gr1" draw:text-style-name="P113" svg:x1="5.149cm" svg:y1="1.649cm" svg:x2="5.172cm" svg:y2="0.203cm"><text:p/></draw:line><draw:line text:anchor-type="paragraph" draw:z-index="54" draw:name="Фигура4_21" draw:style-name="gr1" draw:text-style-name="P113" svg:x1="1.949cm" svg:y1="1.579cm" svg:x2="1.926cm" svg:y2="0.353cm"><text:p/></draw:line></text:p>
      <text:p text:style-name="P70"/>
      <text:p text:style-name="P70"/>
      <text:p text:style-name="P70"/>
      <text:p text:style-name="P70"/>
      <text:p text:style-name="P70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71"/>
      <text:p text:style-name="P74"><draw:custom-shape text:anchor-type="paragraph" draw:z-index="67" draw:name="Фигура1_29" draw:style-name="gr2" draw:text-style-name="P114" svg:width="1.606cm" svg:height="1.606cm" svg:x="7.094cm" svg:y="0.03cm"><text:p text:style-name="P98"><text:span text:style-name="T109">E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1"><draw:line text:anchor-type="paragraph" draw:z-index="83" draw:name="Фигура4_35" draw:style-name="gr1" draw:text-style-name="P113" svg:x1="8.631cm" svg:y1="0.528cm" svg:x2="11.222cm" svg:y2="1.791cm"><text:p/></draw:line></text:p>
      <text:p text:style-name="P71"><draw:line text:anchor-type="paragraph" draw:z-index="81" draw:name="Фигура4_33" draw:style-name="gr1" draw:text-style-name="P113" svg:x1="7.153cm" svg:y1="0.047cm" svg:x2="5.527cm" svg:y2="1.225cm"><text:p/></draw:line></text:p>
      <text:p text:style-name="P71"><draw:custom-shape text:anchor-type="paragraph" draw:z-index="69" draw:name="Фигура1_31" draw:style-name="gr2" draw:text-style-name="P114" svg:width="1.606cm" svg:height="1.606cm" svg:x="4.131cm" svg:y="0.445cm"><text:p text:style-name="P98"><text:span text:style-name="T109">E</text:span><text:span text:style-name="T118">v&lt;-p+u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0" draw:name="Фигура1_32" draw:style-name="gr3" draw:text-style-name="P114" svg:width="2.968cm" svg:height="2.456cm" svg:x="10.934cm" svg:y="0.139cm"><text:p text:style-name="P98"><text:span text:style-name="T109">{ОТВЕТ}</text:span><text:span text:style-name="T118">v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1"/>
      <text:p text:style-name="P71"><draw:line text:anchor-type="paragraph" draw:z-index="79" draw:name="Фигура4_31" draw:style-name="gr1" draw:text-style-name="P113" svg:x1="4.137cm" svg:y1="0.439cm" svg:x2="2.508cm" svg:y2="1.787cm"><text:p/></draw:line></text:p>
      <text:p text:style-name="P71"><draw:line text:anchor-type="paragraph" draw:z-index="78" draw:name="Фигура3_1" draw:style-name="gr1" draw:text-style-name="P113" svg:x1="4.929cm" svg:y1="0.34cm" svg:x2="4.925cm" svg:y2="0.344cm"><text:p/></draw:line><draw:line text:anchor-type="paragraph" draw:z-index="82" draw:name="Фигура4_34" draw:style-name="gr1" draw:text-style-name="P113" svg:x1="5.542cm" svg:y1="0.058cm" svg:x2="7.031cm" svg:y2="1.36cm"><text:p/></draw:line><draw:line text:anchor-type="paragraph" draw:z-index="98" draw:name="Фигура2_3" draw:style-name="gr1" draw:text-style-name="P113" svg:x1="4.912cm" svg:y1="1.212cm" svg:x2="4.928cm" svg:y2="0.346cm"><text:p/></draw:line></text:p>
      <text:p text:style-name="P71"><draw:custom-shape text:anchor-type="paragraph" draw:z-index="71" draw:name="Фигура1_33" draw:style-name="gr2" draw:text-style-name="P114" svg:width="1.606cm" svg:height="1.606cm" svg:x="1.129cm" svg:y="0.503cm"><text:p text:style-name="P98"><text:span text:style-name="T109">E</text:span><text:span text:style-name="T118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1"><draw:custom-shape text:anchor-type="paragraph" draw:z-index="68" draw:name="Фигура1_30" draw:style-name="gr2" draw:text-style-name="P114" svg:width="1.606cm" svg:height="1.606cm" svg:x="4.131cm" svg:y="0.076cm"><text:p text:style-name="P98"><text:span text:style-name="T109">+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4" draw:name="Фигура1_36" draw:style-name="gr2" draw:text-style-name="P114" svg:width="1.606cm" svg:height="1.606cm" svg:x="6.675cm" svg:y="0.028cm"><text:p text:style-name="P98"><text:span text:style-name="T109">T</text:span><text:span text:style-name="T118">u&lt;-q*r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1"/>
      <text:p text:style-name="P71"><draw:line text:anchor-type="paragraph" draw:z-index="77" draw:name="Фигура2_2" draw:style-name="gr1" draw:text-style-name="P113" svg:x1="7.571cm" svg:y1="1.596cm" svg:x2="7.571cm" svg:y2="0.497cm"><text:p/></draw:line><draw:line text:anchor-type="paragraph" draw:z-index="80" draw:name="Фигура4_32" draw:style-name="gr1" draw:text-style-name="P113" svg:x1="6.91cm" svg:y1="0.259cm" svg:x2="5.636cm" svg:y2="1.715cm"><text:p/></draw:line><draw:line text:anchor-type="paragraph" draw:z-index="85" draw:name="Фигура4_37" draw:style-name="gr1" draw:text-style-name="P113" svg:x1="8.176cm" svg:y1="0.161cm" svg:x2="9.336cm" svg:y2="1.557cm"><text:p/></draw:line><draw:line text:anchor-type="paragraph" draw:z-index="89" draw:name="Фигура4_40" draw:style-name="gr1" draw:text-style-name="P113" svg:x1="1.874cm" svg:y1="0.399cm" svg:x2="1.87cm" svg:y2="0.403cm"><text:p/></draw:line><draw:line text:anchor-type="paragraph" draw:z-index="97" draw:name="Фигура4_44" draw:style-name="gr1" draw:text-style-name="P113" svg:x1="1.878cm" svg:y1="1.949cm" svg:x2="1.873cm" svg:y2="0.404cm"><text:p/></draw:line></text:p>
      <text:p text:style-name="P71"/>
      <text:p text:style-name="P71"><draw:custom-shape text:anchor-type="paragraph" draw:z-index="72" draw:name="Фигура1_34" draw:style-name="gr2" draw:text-style-name="P114" svg:width="1.606cm" svg:height="1.606cm" svg:x="4.396cm" svg:y="0.46cm"><text:p text:style-name="P98"><text:span text:style-name="T109">T</text:span><text:span text:style-name="T118">q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5" draw:name="Фигура1_37" draw:style-name="gr2" draw:text-style-name="P114" svg:width="1.606cm" svg:height="1.606cm" svg:x="6.749cm" svg:y="0.46cm"><text:p text:style-name="P98"><text:span text:style-name="T109">*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76" draw:name="Фигура1_38" draw:style-name="gr2" draw:text-style-name="P114" svg:width="1.606cm" svg:height="1.606cm" svg:x="8.865cm" svg:y="0.413cm"><text:p text:style-name="P98"><text:span text:style-name="T109">P</text:span><text:span text:style-name="T118">r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1"><draw:custom-shape text:anchor-type="paragraph" draw:z-index="90" draw:name="Фигура1_40" draw:style-name="gr2" draw:text-style-name="P114" svg:width="1.606cm" svg:height="1.606cm" svg:x="1.104cm" svg:y="0.245cm"><text:p text:style-name="P98"><text:span text:style-name="T109">T</text:span><text:span text:style-name="T118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1"/>
      <text:p text:style-name="P71"><draw:custom-shape text:anchor-type="paragraph" draw:z-index="73" draw:name="Фигура1_35" draw:style-name="gr2" draw:text-style-name="P114" svg:width="1.606cm" svg:height="1.606cm" svg:x="4.397cm" svg:y="1.438cm"><text:p text:style-name="P98"><text:span text:style-name="T109">P</text:span><text:span text:style-name="T118">q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line text:anchor-type="paragraph" draw:z-index="86" draw:name="Фигура4_38" draw:style-name="gr1" draw:text-style-name="P113" svg:x1="5.188cm" svg:y1="1.44cm" svg:x2="5.175cm" svg:y2="0.36cm"><text:p/></draw:line><draw:line text:anchor-type="paragraph" draw:z-index="87" draw:name="Фигура4_39" draw:style-name="gr1" draw:text-style-name="P113" svg:x1="9.701cm" svg:y1="1.456cm" svg:x2="9.653cm" svg:y2="0.312cm"><text:p/></draw:line><draw:custom-shape text:anchor-type="paragraph" draw:z-index="88" draw:name="Фигура1_39" draw:style-name="gr2" draw:text-style-name="P114" svg:width="1.606cm" svg:height="1.606cm" svg:x="8.883cm" svg:y="1.455cm"><text:p text:style-name="P98"><text:span text:style-name="T109">c</text:span><text:span text:style-name="T118">r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1" draw:name="Фигура1_41" draw:style-name="gr2" draw:text-style-name="P114" svg:width="1.606cm" svg:height="1.606cm" svg:x="1.127cm" svg:y="1.588cm"><text:p text:style-name="P98"><text:span text:style-name="T109">P</text:span><text:span text:style-name="T118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2" draw:name="Фигура1_42" draw:style-name="gr2" draw:text-style-name="P114" svg:width="1.606cm" svg:height="1.606cm" svg:x="1.097cm" svg:y="4.419cm"><text:p text:style-name="P98"><text:span text:style-name="T109">c</text:span><text:span text:style-name="T118">p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94" draw:name="Фигура1_43" draw:style-name="gr2" draw:text-style-name="P114" svg:width="1.606cm" svg:height="1.606cm" svg:x="4.297cm" svg:y="4.489cm"><text:p text:style-name="P98"><text:span text:style-name="T109">c</text:span><text:span text:style-name="T118">q</text:span></text:p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/text:p>
      <text:p text:style-name="P71"><draw:line text:anchor-type="paragraph" draw:z-index="84" draw:name="Фигура4_36" draw:style-name="gr1" draw:text-style-name="P113" svg:x1="1.923cm" svg:y1="0.141cm" svg:x2="1.919cm" svg:y2="0.145cm"><text:p/></draw:line><draw:line text:anchor-type="paragraph" draw:z-index="96" draw:name="Фигура4_43" draw:style-name="gr1" draw:text-style-name="P113" svg:x1="1.903cm" svg:y1="1.019cm" svg:x2="1.919cm" svg:y2="0.146cm"><text:p/></draw:line></text:p>
      <text:p text:style-name="P71"/>
      <text:p text:style-name="P71"/>
      <text:p text:style-name="P71"/>
      <text:p text:style-name="P71"><draw:line text:anchor-type="paragraph" draw:z-index="93" draw:name="Фигура4_41" draw:style-name="gr1" draw:text-style-name="P113" svg:x1="1.949cm" svg:y1="1.579cm" svg:x2="1.926cm" svg:y2="0.353cm"><text:p/></draw:line><draw:line text:anchor-type="paragraph" draw:z-index="95" draw:name="Фигура4_42" draw:style-name="gr1" draw:text-style-name="P113" svg:x1="5.149cm" svg:y1="1.649cm" svg:x2="5.172cm" svg:y2="0.203cm"><text:p/></draw:line></text:p>
      <text:p text:style-name="P71"/>
      <text:p text:style-name="P71"/>
      <text:p text:style-name="P71"/>
      <text:p text:style-name="P71"/>
      <text:p text:style-name="P71"/>
      <text:p text:style-name="P28"/>
      <text:p text:style-name="P28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7"/>
      <text:p text:style-name="P16"><text:soft-page-break/>Алгоритм построения АТ-грамматики из исходной транслирующей грамматики</text:p>
      <text:p text:style-name="P16"/>
      <text:p text:style-name="P31"><text:span text:style-name="T1">Вход: </text:span><text:bookmark text:name="page417R_mcid10"/><text:span text:style-name="T2">транслирующая грамматика G</text:span><text:span text:style-name="T5">(T, V, S</text:span><text:span text:style-name="T93">0</text:span><text:span text:style-name="T7">, P</text:span><text:span text:style-name="T5">)</text:span><text:span text:style-name="T2"> </text:span></text:p>
      <text:p text:style-name="P31"><text:span text:style-name="T1">Выход: АТ-грамматика </text:span><text:span text:style-name="T5">A</text:span><text:span text:style-name="T1">G</text:span></text:p>
      <text:p text:style-name="P14"/>
      <text:p text:style-name="P33"><text:span text:style-name="T125">F = </text:span><text:bookmark text:name="char-node1"/><text:span text:style-name="T125">∅ </text:span><text:span text:style-name="T129">пустое множество</text:span></text:p>
      <text:p text:style-name="P33"><text:span text:style-name="T125">A – </text:span><text:span text:style-name="T130">множество атрибутов</text:span></text:p>
      <text:p text:style-name="P4"><text:span text:style-name="T164">AF</text:span><text:span text:style-name="T163"> = </text:span><text:bookmark text:name="char-node12"/><text:span text:style-name="T163">∅</text:span><text:span text:style-name="T162"> - </text:span><text:span text:style-name="T165">цепочка выражения атрибутов</text:span></text:p>
      <text:p text:style-name="P34"><text:span text:style-name="T136">Top </text:span><text:bookmark text:name="char-node"/><text:span text:style-name="T27">⊂ </text:span><text:span text:style-name="T137">T – </text:span><text:span text:style-name="T143">множество операций</text:span></text:p>
      <text:p text:style-name="P94"><text:span text:style-name="T144">L – </text:span><text:span text:style-name="T142">множество лексем</text:span></text:p>
      <text:p text:style-name="P107"><text:span text:style-name="T131">foreach (</text:span><text:span text:style-name="T138">B</text:span><text:span text:style-name="T112">y</text:span><text:span text:style-name="T139"> </text:span><text:span text:style-name="T126">→</text:span><text:span text:style-name="T127">X</text:span><text:span text:style-name="T128">y</text:span><text:span text:style-name="T113">1</text:span><text:span text:style-name="T111">,</text:span><text:span text:style-name="T140">X</text:span><text:span text:style-name="T141">y</text:span><text:span text:style-name="T113">2</text:span><text:span text:style-name="T140"> … X</text:span><text:span text:style-name="T141">y</text:span><text:span text:style-name="T114">n</text:span><text:span text:style-name="T126">∈P</text:span><text:span text:style-name="T131">) { </text:span><text:span text:style-name="T132">Идём по правилам</text:span><text:span text:style-name="T131"> <text:s text:c="13"/></text:span></text:p>
      <text:p text:style-name="P102"><text:span text:style-name="T169"><text:tab/></text:span><text:span text:style-name="T170">y = a</text:span></text:p>
      <text:p text:style-name="P101"><text:tab/>foreach (<text:span text:style-name="T15">X</text:span><text:span text:style-name="T16">y</text:span><text:span text:style-name="T96">1</text:span><text:span text:style-name="T95">,</text:span><text:span text:style-name="T15">X</text:span><text:span text:style-name="T16">y</text:span><text:span text:style-name="T96">2</text:span><text:span text:style-name="T15"> … X</text:span><text:span text:style-name="T16">y</text:span><text:span text:style-name="T97">n</text:span>) {</text:p>
      <text:p text:style-name="P103"><text:tab/><text:tab/>if (<text:span text:style-name="T167">X</text:span><text:span text:style-name="T55">y</text:span><text:span text:style-name="T100">j</text:span><text:span text:style-name="T10">∈</text:span><text:span text:style-name="T12">T</text:span>) {</text:p>
      <text:p text:style-name="P103"><text:tab/><text:tab/><text:tab/><text:span text:style-name="T174">if (</text:span><text:span text:style-name="T167">X</text:span><text:span text:style-name="T55">y</text:span><text:span text:style-name="T100">j</text:span><text:span text:style-name="T10">∈</text:span><text:span text:style-name="T13">L</text:span><text:span text:style-name="T174">) {</text:span></text:p>
      <text:p text:style-name="P103"><text:span text:style-name="T174"><text:tab/><text:tab/><text:tab/><text:tab/></text:span><text:span text:style-name="T50">y</text:span><text:span text:style-name="T105">j </text:span><text:span text:style-name="T69"><text:s/></text:span><text:span text:style-name="T53">= a</text:span></text:p>
      <text:p text:style-name="P103"><text:span text:style-name="T53"><text:tab/><text:tab/><text:tab/><text:tab/></text:span><text:span text:style-name="T54">AF</text:span><text:span text:style-name="T66"> =</text:span><text:span text:style-name="T49"> </text:span><text:span text:style-name="T54">AF</text:span><text:span text:style-name="T49"> </text:span><text:span text:style-name="T9">∪ </text:span><text:span text:style-name="T50">y</text:span><text:span text:style-name="T105">j </text:span></text:p>
      <text:p text:style-name="P106"><text:tab/><text:tab/><text:tab/>} else {</text:p>
      <text:p text:style-name="P105"><text:span text:style-name="T166"><text:tab/><text:tab/><text:tab/><text:tab/>if (</text:span><text:span text:style-name="T167">X</text:span><text:span text:style-name="T55">y</text:span><text:span text:style-name="T100">j</text:span><text:span text:style-name="T10">∈</text:span><text:span text:style-name="T8">Top</text:span><text:span text:style-name="T166">) {</text:span></text:p>
      <text:p text:style-name="P103"><text:tab/><text:tab/><text:tab/><text:tab/><text:tab/><text:span text:style-name="T171">AF</text:span><text:span text:style-name="T175"> =</text:span><text:span text:style-name="T172"> </text:span><text:span text:style-name="T173">AF</text:span><text:span text:style-name="T172"> </text:span><text:span text:style-name="T9">∪ <text:s/></text:span><text:span text:style-name="T94"><text:s/></text:span><text:span text:style-name="T49">X</text:span><text:span text:style-name="T50">y</text:span><text:span text:style-name="T105">j</text:span></text:p>
      <text:p text:style-name="P103"><text:span text:style-name="T105"><text:tab/><text:tab/><text:tab/><text:tab/></text:span><text:span text:style-name="T106">}</text:span></text:p>
      <text:p text:style-name="P101"><text:span text:style-name="T99"><text:tab/><text:tab/><text:tab/></text:span><text:span text:style-name="T53">}</text:span></text:p>
      <text:p text:style-name="P99"><text:tab/><text:tab/>} else {</text:p>
      <text:p text:style-name="P102"><text:span text:style-name="T169"><text:tab/><text:tab/><text:tab/> </text:span><text:span text:style-name="T50">y</text:span><text:span text:style-name="T105">j</text:span><text:span text:style-name="T50"> </text:span><text:span text:style-name="T10"><text:s/></text:span><text:span text:style-name="T12">= </text:span><text:span text:style-name="T51">a</text:span></text:p>
      <text:p text:style-name="P102"><text:tab/><text:tab/><text:tab/><text:span text:style-name="T171">AF</text:span><text:span text:style-name="T175"> =</text:span><text:span text:style-name="T172"> </text:span><text:span text:style-name="T173">AF</text:span><text:span text:style-name="T172"> </text:span><text:span text:style-name="T9">∪ <text:s/></text:span><text:span text:style-name="T50">y</text:span><text:span text:style-name="T105">j</text:span></text:p>
      <text:p text:style-name="P99"><text:tab/><text:tab/>}</text:p>
      <text:p text:style-name="P99"><text:tab/>}</text:p>
      <text:p text:style-name="P100"><text:tab/><text:span text:style-name="T168">F = F </text:span><text:span text:style-name="T9">∪ </text:span><text:span text:style-name="T11">f0(</text:span><text:span text:style-name="T12">y</text:span><text:span text:style-name="T49"> , </text:span><text:span text:style-name="T52">AF</text:span><text:span text:style-name="T11">)</text:span></text:p>
      <text:p text:style-name="P104"><text:span text:style-name="T11"><text:tab/></text:span><text:span text:style-name="T8">AF = </text:span><text:span text:style-name="T14">∅</text:span></text:p>
      <text:p text:style-name="P39">}</text:p>
      <text:p text:style-name="P3"/>
      <text:p text:style-name="P3"><text:soft-page-break/></text:p>
      <text:p text:style-name="P3"/>
      <text:p text:style-name="P3"/>
      <text:p text:style-name="P3"/>
      <text:p text:style-name="P24">Алгоритм по шагам</text:p>
      <text:p text:style-name="P25"><text:span text:style-name="T133">A </text:span><text:span text:style-name="T134">= { p</text:span><text:span text:style-name="T135">, q, r</text:span><text:span text:style-name="T134">}</text:span></text:p>
      <text:p text:style-name="P5">Top = {*, +}</text:p>
      <text:p text:style-name="P9">L = {c}</text:p>
      <text:p text:style-name="P5"/>
      <text:p text:style-name="P5">P = {</text:p>
      <text:p text:style-name="P97"><text:span text:style-name="T2">S</text:span><text:bookmark text:name="page417R_mcid131"/><text:bookmark text:name="page417R_mcid141"/><text:span text:style-name="T2">→</text:span><text:bookmark text:name="page417R_mcid151"/><text:bookmark text:name="page417R_mcid161"/><text:span text:style-name="T2">E {ОТВЕТ}</text:span></text:p>
      <text:p text:style-name="P97"><text:span text:style-name="T2">E</text:span><text:bookmark text:name="page417R_mcid221"/><text:bookmark text:name="page417R_mcid211"/><text:span text:style-name="T2">→</text:span><text:bookmark text:name="page417R_mcid231"/><text:bookmark text:name="page417R_mcid241"/><text:span text:style-name="T2">E</text:span><text:bookmark text:name="page417R_mcid261"/><text:bookmark text:name="page417R_mcid251"/><text:span text:style-name="T2">+ Т</text:span></text:p>
      <text:p text:style-name="P97"><text:span text:style-name="T2">E</text:span><text:bookmark text:name="page417R_mcid331"/><text:bookmark text:name="page417R_mcid341"/><text:span text:style-name="T2">→</text:span><text:bookmark text:name="page417R_mcid361"/><text:bookmark text:name="page417R_mcid351"/><text:span text:style-name="T2">Т</text:span></text:p>
      <text:p text:style-name="P97"><text:span text:style-name="T2">Т </text:span><text:bookmark text:name="page417R_mcid431"/><text:span text:style-name="T2">→</text:span><text:bookmark text:name="page417R_mcid451"/><text:bookmark text:name="page417R_mcid441"/><text:span text:style-name="T2">Т * Р</text:span></text:p>
      <text:p text:style-name="P97"><text:span text:style-name="T2">Т </text:span><text:bookmark text:name="page417R_mcid521"/><text:span text:style-name="T2">→</text:span><text:bookmark text:name="page417R_mcid531"/><text:bookmark text:name="page417R_mcid541"/><text:span text:style-name="T2">Р</text:span></text:p>
      <text:p text:style-name="P97"><text:bookmark text:name="page417R_mcid591"/><text:bookmark text:name="page417R_mcid601"/><text:span text:style-name="T2">Р </text:span><text:bookmark text:name="page417R_mcid611"/><text:span text:style-name="T2">→</text:span><text:bookmark text:name="page417R_mcid621"/><text:bookmark text:name="page417R_mcid631"/><text:span text:style-name="T2">с</text:span></text:p>
      <text:p text:style-name="P97"><text:span text:style-name="T2">Р </text:span><text:bookmark text:name="page417R_mcid711"/><text:span text:style-name="T2">→</text:span><text:bookmark text:name="page417R_mcid731"/><text:bookmark text:name="page417R_mcid721"/><text:span text:style-name="T2">(E</text:span><text:bookmark text:name="page417R_mcid741"/><text:span text:style-name="T2">)</text:span></text:p>
      <text:p text:style-name="P7">}</text:p>
      <text:p text:style-name="P30"/>
      <text:p text:style-name="P30"/>
      <text:p text:style-name="P18"><text:span text:style-name="T176">Шаг 1</text:span>: <text:s/>S<text:bookmark text:name="page417R_mcid1411"/><text:bookmark text:name="page417R_mcid1311"/>→<text:bookmark text:name="page417R_mcid1611"/><text:bookmark text:name="page417R_mcid1511"/>E</text:p>
      <text:p text:style-name="P18"><text:span text:style-name="T147">B</text:span><text:span text:style-name="T119">y </text:span><text:span text:style-name="T120">= </text:span><text:span text:style-name="T152">S</text:span></text:p>
      <text:p text:style-name="P78">y = p</text:p>
      <text:p text:style-name="P78"/>
      <text:p text:style-name="P10"><text:span text:style-name="T159">X</text:span><text:span text:style-name="T160">y</text:span><text:span text:style-name="T121">j </text:span><text:span text:style-name="T161">= E</text:span></text:p>
      <text:p text:style-name="P6"><text:span text:style-name="T146">y</text:span><text:span text:style-name="T116">j</text:span><text:span text:style-name="T152"> = </text:span><text:span text:style-name="T153">q</text:span></text:p>
      <text:p text:style-name="P23"><text:span text:style-name="T152">А</text:span><text:span text:style-name="T149">F = {q}</text:span></text:p>
      <text:p text:style-name="P3"/>
      <text:p text:style-name="P8">F = {p ← q}</text:p>
      <text:p text:style-name="P8"/>
      <text:p text:style-name="P8"/>
      <text:p text:style-name="P20"><text:span text:style-name="T176">Шаг 2</text:span>: E<text:bookmark text:name="page417R_mcid2212"/><text:bookmark text:name="page417R_mcid2112"/>→<text:bookmark text:name="page417R_mcid2412"/><text:bookmark text:name="page417R_mcid2312"/>E<text:bookmark text:name="page417R_mcid2612"/><text:bookmark text:name="page417R_mcid2512"/>+Т</text:p>
      <text:p text:style-name="P19"><text:span text:style-name="T147">B</text:span><text:span text:style-name="T119">y </text:span><text:span text:style-name="T120">= </text:span><text:span text:style-name="T148">E</text:span></text:p>
      <text:p text:style-name="P79"><text:soft-page-break/>y = q</text:p>
      <text:p text:style-name="P79"/>
      <text:p text:style-name="P11"><text:span text:style-name="T154">X</text:span><text:span text:style-name="T155">y</text:span><text:span text:style-name="T122">j </text:span><text:span text:style-name="T156">= E</text:span></text:p>
      <text:p text:style-name="P20"><text:span text:style-name="T145">y</text:span><text:span text:style-name="T115">j </text:span><text:span text:style-name="T150">= q</text:span></text:p>
      <text:p text:style-name="P81">АF = {q}</text:p>
      <text:p text:style-name="P79"/>
      <text:p text:style-name="P40"><text:span text:style-name="T71">X</text:span><text:span text:style-name="T72">y</text:span><text:span text:style-name="T107">j </text:span><text:span text:style-name="T73">= </text:span><text:span text:style-name="T67">+</text:span></text:p>
      <text:p text:style-name="P44"><text:span text:style-name="T67">+ </text:span><text:span text:style-name="T29">∈ </text:span><text:span text:style-name="T30">T</text:span></text:p>
      <text:p text:style-name="P47"><text:span text:style-name="T28">+</text:span><text:span text:style-name="T71">∉</text:span><text:span text:style-name="T70">L</text:span></text:p>
      <text:p text:style-name="P50"><text:span text:style-name="T70">+</text:span><text:span text:style-name="T29">∈</text:span><text:span text:style-name="T28">Top</text:span></text:p>
      <text:p text:style-name="P57"><text:span text:style-name="T74">А</text:span><text:span text:style-name="T57">F = {q </text:span><text:span text:style-name="T56">+ </text:span><text:span text:style-name="T57">}</text:span></text:p>
      <text:p text:style-name="P82"/>
      <text:p text:style-name="P41"><text:span text:style-name="T71">X</text:span><text:span text:style-name="T72">y</text:span><text:span text:style-name="T107">j </text:span><text:span text:style-name="T73">= </text:span><text:span text:style-name="T75">T</text:span></text:p>
      <text:p text:style-name="P60"><text:span text:style-name="T16">y</text:span><text:span text:style-name="T98">j </text:span><text:span text:style-name="T22">= r</text:span></text:p>
      <text:p text:style-name="P58"><text:span text:style-name="T23">АF = {q </text:span><text:span text:style-name="T22">+ r</text:span><text:span text:style-name="T23">}</text:span></text:p>
      <text:p text:style-name="P36"><text:span text:style-name="T43">F = {p ← q, </text:span><text:span text:style-name="T42">p ← q + r</text:span><text:span text:style-name="T43">}</text:span></text:p>
      <text:p text:style-name="P85"/>
      <text:p text:style-name="P85"/>
      <text:p text:style-name="P61"><text:span text:style-name="T46">Шаг </text:span><text:span text:style-name="T26">3</text:span><text:span text:style-name="T24">: </text:span><text:span text:style-name="T58">E</text:span><text:bookmark text:name="page417R_mcid3411"/><text:bookmark text:name="page417R_mcid3311"/><text:span text:style-name="T58">→</text:span><text:bookmark text:name="page417R_mcid3611"/><text:bookmark text:name="page417R_mcid3511"/><text:span text:style-name="T58">Т</text:span></text:p>
      <text:p text:style-name="P64"><text:span text:style-name="T61">B</text:span><text:span text:style-name="T101">y </text:span><text:span text:style-name="T102">= </text:span><text:span text:style-name="T62">E</text:span></text:p>
      <text:p text:style-name="P84">y = p</text:p>
      <text:p text:style-name="P84"/>
      <text:p text:style-name="P42"><text:span text:style-name="T71">X</text:span><text:span text:style-name="T72">y</text:span><text:span text:style-name="T107">j </text:span><text:span text:style-name="T83"><text:s/>= T</text:span></text:p>
      <text:p text:style-name="P61"><text:span text:style-name="T25">y</text:span><text:span text:style-name="T98">j </text:span><text:span text:style-name="T22">= </text:span><text:span text:style-name="T24">q</text:span></text:p>
      <text:p text:style-name="P81">АF = {q}</text:p>
      <text:p text:style-name="P81"/>
      <text:p text:style-name="P37"><text:span text:style-name="T43">F = {p ← q, </text:span><text:span text:style-name="T42">p ← q + r, </text:span><text:span text:style-name="T43">p ← q}</text:span></text:p>
      <text:p text:style-name="P86"/>
      <text:p text:style-name="P86"/>
      <text:p text:style-name="P61"><text:span text:style-name="T46">Шаг </text:span><text:span text:style-name="T26">4</text:span><text:span text:style-name="T19">: </text:span><text:span text:style-name="T59">Т </text:span><text:bookmark text:name="page417R_mcid4313"/><text:span text:style-name="T59">→</text:span><text:bookmark text:name="page417R_mcid4513"/><text:bookmark text:name="page417R_mcid4413"/><text:span text:style-name="T59">Т * Р</text:span></text:p>
      <text:p text:style-name="P64"><text:span text:style-name="T63">B</text:span><text:span text:style-name="T103">y </text:span><text:span text:style-name="T104">= </text:span><text:span text:style-name="T64">T</text:span></text:p>
      <text:p text:style-name="P87"><text:soft-page-break/>y = p</text:p>
      <text:p text:style-name="P87"/>
      <text:p text:style-name="P12"><text:span text:style-name="T154">X</text:span><text:span text:style-name="T155">y</text:span><text:span text:style-name="T122">j </text:span><text:span text:style-name="T156">= </text:span><text:span text:style-name="T157">T</text:span></text:p>
      <text:p text:style-name="P21"><text:span text:style-name="T145">y</text:span><text:span text:style-name="T115">j </text:span><text:span text:style-name="T150">= q</text:span></text:p>
      <text:p text:style-name="P81">АF = {q}</text:p>
      <text:p text:style-name="P80"/>
      <text:p text:style-name="P42"><text:span text:style-name="T71">X</text:span><text:span text:style-name="T72">y</text:span><text:span text:style-name="T107">j </text:span><text:span text:style-name="T73">= </text:span><text:span text:style-name="T67">*</text:span></text:p>
      <text:p text:style-name="P45"><text:span text:style-name="T67">* </text:span><text:span text:style-name="T29">∈ </text:span><text:span text:style-name="T30">T</text:span></text:p>
      <text:p text:style-name="P48"><text:span text:style-name="T31">*</text:span><text:span text:style-name="T71">∉</text:span><text:span text:style-name="T70">L</text:span></text:p>
      <text:p text:style-name="P51"><text:span text:style-name="T33">*</text:span><text:span text:style-name="T29">∈</text:span><text:span text:style-name="T28">Top</text:span></text:p>
      <text:p text:style-name="P59"><text:span text:style-name="T74">А</text:span><text:span text:style-name="T57">F = {q *</text:span><text:span text:style-name="T56"> </text:span><text:span text:style-name="T57">}</text:span></text:p>
      <text:p text:style-name="P83"/>
      <text:p text:style-name="P42"><text:span text:style-name="T71">X</text:span><text:span text:style-name="T72">y</text:span><text:span text:style-name="T107">j </text:span><text:span text:style-name="T73">= </text:span><text:span text:style-name="T75">T</text:span></text:p>
      <text:p text:style-name="P61"><text:span text:style-name="T16">y</text:span><text:span text:style-name="T98">j </text:span><text:span text:style-name="T22">= r</text:span></text:p>
      <text:p text:style-name="P59"><text:span text:style-name="T20">АF = {q *</text:span><text:span text:style-name="T21"> r</text:span><text:span text:style-name="T20">}</text:span></text:p>
      <text:p text:style-name="P87"/>
      <text:p text:style-name="P37"><text:span text:style-name="T43">F = {p ← q, </text:span><text:span text:style-name="T42">p ← q + r, </text:span><text:span text:style-name="T43">p ← q, </text:span><text:span text:style-name="T44">p ← q * r</text:span><text:span text:style-name="T43">}</text:span></text:p>
      <text:p text:style-name="P86"/>
      <text:p text:style-name="P63"><text:span text:style-name="T46">Ш</text:span><text:span text:style-name="T45">аг 5</text:span><text:span text:style-name="T34">: </text:span><text:span text:style-name="T70">Т </text:span><text:bookmark text:name="page417R_mcid5211"/><text:span text:style-name="T70">→</text:span><text:bookmark text:name="page417R_mcid5411"/><text:bookmark text:name="page417R_mcid5311"/><text:span text:style-name="T70">Р</text:span></text:p>
      <text:p text:style-name="P65"><text:span text:style-name="T63">B</text:span><text:span text:style-name="T103">y </text:span><text:span text:style-name="T104">= </text:span><text:span text:style-name="T64">T</text:span></text:p>
      <text:p text:style-name="P88">y = p</text:p>
      <text:p text:style-name="P88"/>
      <text:p text:style-name="P13"><text:span text:style-name="T154">X</text:span><text:span text:style-name="T155">y</text:span><text:span text:style-name="T122">j </text:span><text:span text:style-name="T156">= </text:span><text:span text:style-name="T158">P</text:span></text:p>
      <text:p text:style-name="P22"><text:span text:style-name="T145">y</text:span><text:span text:style-name="T115">j </text:span><text:span text:style-name="T150">=</text:span><text:span text:style-name="T151">q</text:span></text:p>
      <text:p text:style-name="P89">АF = {q}</text:p>
      <text:p text:style-name="P89"/>
      <text:p text:style-name="P38"><text:span text:style-name="T37">F = {p ← q, </text:span><text:span text:style-name="T38">p ← q + r, </text:span><text:span text:style-name="T37">p ← q, </text:span><text:span text:style-name="T39">p ← q * r, </text:span><text:span text:style-name="T40">p ← q</text:span><text:span text:style-name="T37">}</text:span></text:p>
      <text:p text:style-name="P91"/>
      <text:p text:style-name="P66"><text:span text:style-name="T48">Ш</text:span><text:span text:style-name="T47">аг 6</text:span><text:span text:style-name="T35">: </text:span><text:span text:style-name="T76">Р </text:span><text:bookmark text:name="page417R_mcid6111"/><text:span text:style-name="T76">→</text:span><text:bookmark text:name="page417R_mcid6311"/><text:bookmark text:name="page417R_mcid6211"/><text:span text:style-name="T76">с</text:span></text:p>
      <text:p text:style-name="P65"><text:span text:style-name="T63">B</text:span><text:span text:style-name="T103">y </text:span><text:span text:style-name="T104">= </text:span><text:span text:style-name="T65">P</text:span></text:p>
      <text:p text:style-name="P88">y = p</text:p>
      <text:p text:style-name="P93"><text:soft-page-break/></text:p>
      <text:p text:style-name="P54"><text:span text:style-name="T77">X</text:span><text:span text:style-name="T78">y</text:span><text:span text:style-name="T108">j </text:span><text:span text:style-name="T79">= </text:span><text:span text:style-name="T80">c</text:span></text:p>
      <text:p text:style-name="P46"><text:span text:style-name="T82">c</text:span><text:span text:style-name="T67"> </text:span><text:span text:style-name="T29">∈ </text:span><text:span text:style-name="T30">T</text:span></text:p>
      <text:p text:style-name="P49"><text:span text:style-name="T32">c </text:span><text:span text:style-name="T29">∈ </text:span><text:span text:style-name="T70">L</text:span></text:p>
      <text:p text:style-name="P54"><text:span text:style-name="T78">y</text:span><text:span text:style-name="T108">j </text:span><text:span text:style-name="T79">= </text:span><text:span text:style-name="T80">q</text:span></text:p>
      <text:p text:style-name="P69"><text:span text:style-name="T81">А</text:span><text:span text:style-name="T60">F = {q}</text:span></text:p>
      <text:p text:style-name="P52"><text:span text:style-name="T37">F = {p ← q, </text:span><text:span text:style-name="T38">p ← q + r, </text:span><text:span text:style-name="T37">p ← q, </text:span><text:span text:style-name="T39">p ← q * r, </text:span><text:span text:style-name="T40">p ← q, p ← q</text:span><text:span text:style-name="T37">}</text:span></text:p>
      <text:p text:style-name="P91"/>
      <text:p text:style-name="P66"><text:span text:style-name="T48">Ш</text:span><text:span text:style-name="T47">аг 7</text:span><text:span text:style-name="T35">: </text:span><text:span text:style-name="T76">Р </text:span><text:bookmark text:name="page417R_mcid7111"/><text:span text:style-name="T76">→</text:span><text:bookmark text:name="page417R_mcid7311"/><text:bookmark text:name="page417R_mcid7211"/><text:span text:style-name="T76">(E</text:span><text:bookmark text:name="page417R_mcid7411"/><text:span text:style-name="T76">)</text:span></text:p>
      <text:p text:style-name="P65"><text:span text:style-name="T63">B</text:span><text:span text:style-name="T103">y </text:span><text:span text:style-name="T104">= </text:span><text:span text:style-name="T65">P</text:span></text:p>
      <text:p text:style-name="P88">y = p</text:p>
      <text:p text:style-name="P88"/>
      <text:p text:style-name="P54"><text:span text:style-name="T85">X</text:span><text:span text:style-name="T86">y</text:span><text:span text:style-name="T108">j </text:span><text:span text:style-name="T87">= </text:span><text:span text:style-name="T88">(</text:span></text:p>
      <text:p text:style-name="P56"><text:span text:style-name="T89">(</text:span><text:span text:style-name="T68"> </text:span><text:span text:style-name="T36">∈ </text:span><text:span text:style-name="T37">T</text:span></text:p>
      <text:p text:style-name="P66"><text:span text:style-name="T89">Далее н</text:span><text:span text:style-name="T84">икуда не проходит</text:span></text:p>
      <text:p text:style-name="P68"><text:span text:style-name="T17">AF = </text:span><text:span text:style-name="T18">∅</text:span></text:p>
      <text:p text:style-name="P92"/>
      <text:p text:style-name="P43"><text:span text:style-name="T71">X</text:span><text:span text:style-name="T72">y</text:span><text:span text:style-name="T107">j </text:span><text:span text:style-name="T83"><text:s/>= </text:span><text:span text:style-name="T90">E</text:span></text:p>
      <text:p text:style-name="P62"><text:span text:style-name="T25">y</text:span><text:span text:style-name="T98">j </text:span><text:span text:style-name="T22">= </text:span><text:span text:style-name="T24">q</text:span></text:p>
      <text:p text:style-name="P90">АF = {q}</text:p>
      <text:p text:style-name="P90"/>
      <text:p text:style-name="P55"><text:span text:style-name="T85">X</text:span><text:span text:style-name="T86">y</text:span><text:span text:style-name="T108">j </text:span><text:span text:style-name="T87">= </text:span><text:span text:style-name="T89">)</text:span></text:p>
      <text:p text:style-name="P56"><text:span text:style-name="T89">)</text:span><text:span text:style-name="T68"> </text:span><text:span text:style-name="T36">∈ </text:span><text:span text:style-name="T37">T</text:span></text:p>
      <text:p text:style-name="P67"><text:span text:style-name="T89">Далее н</text:span><text:span text:style-name="T84">икуда не проходит</text:span></text:p>
      <text:p text:style-name="P90">AF = {q}</text:p>
      <text:p text:style-name="P53"><text:span text:style-name="T37">F = {p ← q, </text:span><text:span text:style-name="T38">p ← q + r, </text:span><text:span text:style-name="T37">p ← q, </text:span><text:span text:style-name="T39">p ← q * r, </text:span><text:span text:style-name="T40">p ← q, p ← q, </text:span><text:span text:style-name="T41">p ← q</text:span><text:span text:style-name="T37">}</text:span></text:p>
      <text:p text:style-name="P9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letter-kerning="fals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fo:color="#000000" loext:opacity="100%" style:font-name="Liberation Serif" fo:font-size="12pt" fo:language="ru" fo:country="RU" style:letter-kerning="false" style:font-name-asian="Segoe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simple" style:writing-mode="lr-tb"/>
      <style:text-properties fo:color="#000000" loext:opacity="100%" style:font-name="Liberation Serif" fo:font-family="'Liberation Serif'" style:font-family-generic="roman" style:font-pitch="variable" fo:font-size="12pt" fo:language="ru" fo:country="RU" style:letter-kerning="false" style:font-name-asian="Segoe UI" style:font-family-asian="'Segoe UI'" style:font-family-generic-asian="system" style:font-pitch-asian="variable" style:font-size-asian="12pt" style:language-asian="zh" style:country-asian="CN" style:font-name-complex="Tahoma" style:font-family-complex="Tahoma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499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swiss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ru-RU</dc:language>
    <dc:date>2021-06-08T16:43:14.435000000</dc:date>
    <meta:editing-cycles>53</meta:editing-cycles>
    <meta:editing-duration>PT6H13M22S</meta:editing-duration>
    <meta:generator>LibreOffice/7.1.0.3$Windows_X86_64 LibreOffice_project/f6099ecf3d29644b5008cc8f48f42f4a40986e4c</meta:generator>
    <meta:document-statistic meta:table-count="0" meta:image-count="0" meta:object-count="0" meta:page-count="10" meta:paragraph-count="202" meta:word-count="649" meta:character-count="2351" meta:non-whitespace-character-count="1818"/>
    <meta:user-defined meta:name="AppVersion">15.0000</meta:user-defined>
  </office:meta>
</office:document-meta>
</file>